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Courier New"/>
    </style:style>
    <style:style style:name="ce4" style:family="table-cell" style:parent-style-name="Default">
      <style:table-cell-properties fo:wrap-option="no-wrap"/>
      <style:text-properties style:font-name="Courier New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1017" table:default-cell-style-name="ce3"/>
        <table:table-row table:style-name="ro1">
          <table:table-cell table:style-name="ce1" office:value-type="string" calcext:value-type="string">
            <text:p>Gym Name</text:p>
          </table:table-cell>
          <table:table-cell table:style-name="ce1" office:value-type="string" calcext:value-type="string">
            <text:p>InfoURL</text:p>
          </table:table-cell>
          <table:table-cell table:style-name="ce1" office:value-type="string" calcext:value-type="string">
            <text:p>InfoURLtxtid</text:p>
          </table:table-cell>
          <table:table-cell table:style-name="ce1" office:value-type="string" calcext:value-type="string">
            <text:p>InfoURLuid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Area Name</text:p>
          </table:table-cell>
          <table:table-cell table:style-name="ce4" table:number-columns-repeated="1017"/>
        </table:table-row>
        <table:table-row table:style-name="ro2">
          <table:table-cell table:style-name="ce2" office:value-type="string" calcext:value-type="string">
            <text:p>Batchwood Turret</text:p>
          </table:table-cell>
          <table:table-cell table:style-name="ce2" office:value-type="string" calcext:value-type="string">
            <text:p><text:a xlink:href="https://www.pokemongomap.info/gym/batchwood-turret/608808" xlink:type="simple">https://www.pokemongomap.info/gym/batchwood-turret/608808</text:a></text:p>
          </table:table-cell>
          <table:table-cell table:style-name="ce2" office:value-type="string" calcext:value-type="string">
            <text:p>batchwood-turret</text:p>
          </table:table-cell>
          <table:table-cell table:style-name="ce2" office:value-type="float" office:value="608808" calcext:value-type="float">
            <text:p>608808</text:p>
          </table:table-cell>
          <table:table-cell table:style-name="ce2" office:value-type="float" office:value="51.766638" calcext:value-type="float">
            <text:p>51.766638</text:p>
          </table:table-cell>
          <table:table-cell table:style-name="ce2" office:value-type="float" office:value="-0.353689" calcext:value-type="float">
            <text:p>-0.353689</text:p>
          </table:table-cell>
          <table:table-cell table:style-name="ce2" office:value-type="string" calcext:value-type="string">
            <text:p>Batchwoo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er Valley Walk 5</text:p>
          </table:table-cell>
          <table:table-cell table:style-name="ce2" office:value-type="string" calcext:value-type="string">
            <text:p><text:a xlink:href="https://www.pokemongomap.info/gym/ver-valley-walk-5/498029" xlink:type="simple">https://www.pokemongomap.info/gym/ver-valley-walk-5/498029</text:a></text:p>
          </table:table-cell>
          <table:table-cell table:style-name="ce2" office:value-type="string" calcext:value-type="string">
            <text:p>ver-valley-walk-5</text:p>
          </table:table-cell>
          <table:table-cell table:style-name="ce2" office:value-type="float" office:value="498029" calcext:value-type="float">
            <text:p>498029</text:p>
          </table:table-cell>
          <table:table-cell table:style-name="ce2" office:value-type="float" office:value="51.769036" calcext:value-type="float">
            <text:p>51.769036</text:p>
          </table:table-cell>
          <table:table-cell table:style-name="ce2" office:value-type="float" office:value="-0.358044" calcext:value-type="float">
            <text:p>-0.358044</text:p>
          </table:table-cell>
          <table:table-cell table:style-name="ce2" office:value-type="string" calcext:value-type="string">
            <text:p>Batchwoo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rickett Wood Common 2</text:p>
          </table:table-cell>
          <table:table-cell table:style-name="ce2" office:value-type="string" calcext:value-type="string">
            <text:p><text:a xlink:href="https://www.pokemongomap.info/gym/brickett-wood-common-2/956913" xlink:type="simple">https://www.pokemongomap.info/gym/brickett-wood-common-2/956913</text:a></text:p>
          </table:table-cell>
          <table:table-cell table:style-name="ce2" office:value-type="string" calcext:value-type="string">
            <text:p>brickett-wood-common-2</text:p>
          </table:table-cell>
          <table:table-cell table:style-name="ce2" office:value-type="float" office:value="956913" calcext:value-type="float">
            <text:p>956913</text:p>
          </table:table-cell>
          <table:table-cell table:style-name="ce2" office:value-type="float" office:value="51.697128" calcext:value-type="float">
            <text:p>51.697128</text:p>
          </table:table-cell>
          <table:table-cell table:style-name="ce2" office:value-type="float" office:value="-0.369695" calcext:value-type="float">
            <text:p>-0.369695</text:p>
          </table:table-cell>
          <table:table-cell table:style-name="ce2" office:value-type="string" calcext:value-type="string">
            <text:p>Bricket Woo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rickett Wood Common Circular Walk Marker</text:p>
          </table:table-cell>
          <table:table-cell table:style-name="ce2" office:value-type="string" calcext:value-type="string">
            <text:p><text:a xlink:href="https://www.pokemongomap.info/gym/brickett-wood-common-circular-walk-marker/855410" xlink:type="simple">https://www.pokemongomap.info/gym/brickett-wood-common-circular-walk-marker/855410</text:a></text:p>
          </table:table-cell>
          <table:table-cell table:style-name="ce2" office:value-type="string" calcext:value-type="string">
            <text:p>brickett-wood-common-circular-walk-marker</text:p>
          </table:table-cell>
          <table:table-cell table:style-name="ce2" office:value-type="float" office:value="855410" calcext:value-type="float">
            <text:p>855410</text:p>
          </table:table-cell>
          <table:table-cell table:style-name="ce2" office:value-type="float" office:value="51.695311" calcext:value-type="float">
            <text:p>51.695311</text:p>
          </table:table-cell>
          <table:table-cell table:style-name="ce2" office:value-type="float" office:value="-0.366435" calcext:value-type="float">
            <text:p>-0.366435</text:p>
          </table:table-cell>
          <table:table-cell table:style-name="ce2" office:value-type="string" calcext:value-type="string">
            <text:p>Bricket Woo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ricket Wood Railway Station</text:p>
          </table:table-cell>
          <table:table-cell table:style-name="ce2" office:value-type="string" calcext:value-type="string">
            <text:p><text:a xlink:href="https://www.pokemongomap.info/gym/bricket-wood-railway-station/562384" xlink:type="simple">https://www.pokemongomap.info/gym/bricket-wood-railway-station/562384</text:a></text:p>
          </table:table-cell>
          <table:table-cell table:style-name="ce2" office:value-type="string" calcext:value-type="string">
            <text:p>bricket-wood-railway-station</text:p>
          </table:table-cell>
          <table:table-cell table:style-name="ce2" office:value-type="float" office:value="562384" calcext:value-type="float">
            <text:p>562384</text:p>
          </table:table-cell>
          <table:table-cell table:style-name="ce2" office:value-type="float" office:value="51.705582" calcext:value-type="float">
            <text:p>51.705582</text:p>
          </table:table-cell>
          <table:table-cell table:style-name="ce2" office:value-type="float" office:value="-0.358956" calcext:value-type="float">
            <text:p>-0.358956</text:p>
          </table:table-cell>
          <table:table-cell table:style-name="ce2" office:value-type="string" calcext:value-type="string">
            <text:p>Bricket Woo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ricket Wood United Reformed Church</text:p>
          </table:table-cell>
          <table:table-cell table:style-name="ce2" office:value-type="string" calcext:value-type="string">
            <text:p><text:a xlink:href="https://www.pokemongomap.info/gym/bricket-wood-united-reformed-church/185948" xlink:type="simple">https://www.pokemongomap.info/gym/bricket-wood-united-reformed-church/185948</text:a></text:p>
          </table:table-cell>
          <table:table-cell table:style-name="ce2" office:value-type="string" calcext:value-type="string">
            <text:p>bricket-wood-united-reformed-church</text:p>
          </table:table-cell>
          <table:table-cell table:style-name="ce2" office:value-type="float" office:value="185948" calcext:value-type="float">
            <text:p>185948</text:p>
          </table:table-cell>
          <table:table-cell table:style-name="ce2" office:value-type="float" office:value="51.70715" calcext:value-type="float">
            <text:p>51.70715</text:p>
          </table:table-cell>
          <table:table-cell table:style-name="ce2" office:value-type="float" office:value="-0.367805" calcext:value-type="float">
            <text:p>-0.367805</text:p>
          </table:table-cell>
          <table:table-cell table:style-name="ce2" office:value-type="string" calcext:value-type="string">
            <text:p>Bricket Woo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utterflies and Flowers Metal Artwork</text:p>
          </table:table-cell>
          <table:table-cell table:style-name="ce2" office:value-type="string" calcext:value-type="string">
            <text:p><text:a xlink:href="https://www.pokemongomap.info/gym/butterflies-and-flowers-metal-artwork/1211781" xlink:type="simple">https://www.pokemongomap.info/gym/butterflies-and-flowers-metal-artwork/1211781</text:a></text:p>
          </table:table-cell>
          <table:table-cell table:style-name="ce2" office:value-type="string" calcext:value-type="string">
            <text:p>butterflies-and-flowers-metal-artwork</text:p>
          </table:table-cell>
          <table:table-cell table:style-name="ce2" office:value-type="float" office:value="1211781" calcext:value-type="float">
            <text:p>1211781</text:p>
          </table:table-cell>
          <table:table-cell table:style-name="ce2" office:value-type="float" office:value="51.701207" calcext:value-type="float">
            <text:p>51.701207</text:p>
          </table:table-cell>
          <table:table-cell table:style-name="ce2" office:value-type="float" office:value="-0.373788" calcext:value-type="float">
            <text:p>-0.373788</text:p>
          </table:table-cell>
          <table:table-cell table:style-name="ce2" office:value-type="string" calcext:value-type="string">
            <text:p>Bricket Woo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Luke's Church</text:p>
          </table:table-cell>
          <table:table-cell table:style-name="ce2" office:value-type="string" calcext:value-type="string">
            <text:p><text:a xlink:href="https://www.pokemongomap.info/gym/st-luke-039-s-church/907627" xlink:type="simple">https://www.pokemongomap.info/gym/st-luke-039-s-church/907627</text:a></text:p>
          </table:table-cell>
          <table:table-cell table:style-name="ce2" office:value-type="string" calcext:value-type="string">
            <text:p>st-luke-039-s-church</text:p>
          </table:table-cell>
          <table:table-cell table:style-name="ce2" office:value-type="float" office:value="907627" calcext:value-type="float">
            <text:p>907627</text:p>
          </table:table-cell>
          <table:table-cell table:style-name="ce2" office:value-type="float" office:value="51.706907" calcext:value-type="float">
            <text:p>51.706907</text:p>
          </table:table-cell>
          <table:table-cell table:style-name="ce2" office:value-type="float" office:value="-0.364947" calcext:value-type="float">
            <text:p>-0.364947</text:p>
          </table:table-cell>
          <table:table-cell table:style-name="ce2" office:value-type="string" calcext:value-type="string">
            <text:p>Bricket Woo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unningham Hill Football Park North Entrance</text:p>
          </table:table-cell>
          <table:table-cell table:style-name="ce2" office:value-type="string" calcext:value-type="string">
            <text:p><text:a xlink:href="https://www.pokemongomap.info/gym/cunningham-hill-football-park-north-entrance/857924" xlink:type="simple">https://www.pokemongomap.info/gym/cunningham-hill-football-park-north-entrance/857924</text:a></text:p>
          </table:table-cell>
          <table:table-cell table:style-name="ce2" office:value-type="string" calcext:value-type="string">
            <text:p>cunningham-hill-football-park-north-entrance</text:p>
          </table:table-cell>
          <table:table-cell table:style-name="ce2" office:value-type="float" office:value="857924" calcext:value-type="float">
            <text:p>857924</text:p>
          </table:table-cell>
          <table:table-cell table:style-name="ce2" office:value-type="float" office:value="51.747662" calcext:value-type="float">
            <text:p>51.747662</text:p>
          </table:table-cell>
          <table:table-cell table:style-name="ce2" office:value-type="float" office:value="-0.317838" calcext:value-type="float">
            <text:p>-0.317838</text:p>
          </table:table-cell>
          <table:table-cell table:style-name="ce2" office:value-type="string" calcext:value-type="string">
            <text:p>Cam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rtin's Post Office</text:p>
          </table:table-cell>
          <table:table-cell table:style-name="ce2" office:value-type="string" calcext:value-type="string">
            <text:p><text:a xlink:href="https://www.pokemongomap.info/gym/martin-039-s-post-office/286539" xlink:type="simple">https://www.pokemongomap.info/gym/martin-039-s-post-office/286539</text:a></text:p>
          </table:table-cell>
          <table:table-cell table:style-name="ce2" office:value-type="string" calcext:value-type="string">
            <text:p>martin-039-s-post-office</text:p>
          </table:table-cell>
          <table:table-cell table:style-name="ce2" office:value-type="float" office:value="286539" calcext:value-type="float">
            <text:p>286539</text:p>
          </table:table-cell>
          <table:table-cell table:style-name="ce2" office:value-type="float" office:value="51.743699" calcext:value-type="float">
            <text:p>51.743699</text:p>
          </table:table-cell>
          <table:table-cell table:style-name="ce2" office:value-type="float" office:value="-0.312633" calcext:value-type="float">
            <text:p>-0.312633</text:p>
          </table:table-cell>
          <table:table-cell table:style-name="ce2" office:value-type="string" calcext:value-type="string">
            <text:p>Cam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Luke's Church</text:p>
          </table:table-cell>
          <table:table-cell table:style-name="ce2" office:value-type="string" calcext:value-type="string">
            <text:p><text:a xlink:href="https://www.pokemongomap.info/gym/st-luke-039-s-church/352119" xlink:type="simple">https://www.pokemongomap.info/gym/st-luke-039-s-church/352119</text:a></text:p>
          </table:table-cell>
          <table:table-cell table:style-name="ce2" office:value-type="string" calcext:value-type="string">
            <text:p>st-luke-039-s-church</text:p>
          </table:table-cell>
          <table:table-cell table:style-name="ce2" office:value-type="float" office:value="352119" calcext:value-type="float">
            <text:p>352119</text:p>
          </table:table-cell>
          <table:table-cell table:style-name="ce2" office:value-type="float" office:value="51.745483" calcext:value-type="float">
            <text:p>51.745483</text:p>
          </table:table-cell>
          <table:table-cell table:style-name="ce2" office:value-type="float" office:value="-0.315088" calcext:value-type="float">
            <text:p>-0.315088</text:p>
          </table:table-cell>
          <table:table-cell table:style-name="ce2" office:value-type="string" calcext:value-type="string">
            <text:p>Cam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Camp Pub</text:p>
          </table:table-cell>
          <table:table-cell table:style-name="ce2" office:value-type="string" calcext:value-type="string">
            <text:p><text:a xlink:href="https://www.pokemongomap.info/gym/the-camp-pub/567356" xlink:type="simple">https://www.pokemongomap.info/gym/the-camp-pub/567356</text:a></text:p>
          </table:table-cell>
          <table:table-cell table:style-name="ce2" office:value-type="string" calcext:value-type="string">
            <text:p>the-camp-pub</text:p>
          </table:table-cell>
          <table:table-cell table:style-name="ce2" office:value-type="float" office:value="567356" calcext:value-type="float">
            <text:p>567356</text:p>
          </table:table-cell>
          <table:table-cell table:style-name="ce2" office:value-type="float" office:value="51.748371" calcext:value-type="float">
            <text:p>51.748371</text:p>
          </table:table-cell>
          <table:table-cell table:style-name="ce2" office:value-type="float" office:value="-0.313517" calcext:value-type="float">
            <text:p>-0.313517</text:p>
          </table:table-cell>
          <table:table-cell table:style-name="ce2" office:value-type="string" calcext:value-type="string">
            <text:p>Cam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lney Heath Community Park</text:p>
          </table:table-cell>
          <table:table-cell table:style-name="ce2" office:value-type="string" calcext:value-type="string">
            <text:p><text:a xlink:href="https://www.pokemongomap.info/gym/colney-heath-community-park/572087" xlink:type="simple">https://www.pokemongomap.info/gym/colney-heath-community-park/572087</text:a></text:p>
          </table:table-cell>
          <table:table-cell table:style-name="ce2" office:value-type="string" calcext:value-type="string">
            <text:p>colney-heath-community-park</text:p>
          </table:table-cell>
          <table:table-cell table:style-name="ce2" office:value-type="float" office:value="572087" calcext:value-type="float">
            <text:p>572087</text:p>
          </table:table-cell>
          <table:table-cell table:style-name="ce2" office:value-type="float" office:value="51.742718" calcext:value-type="float">
            <text:p>51.742718</text:p>
          </table:table-cell>
          <table:table-cell table:style-name="ce2" office:value-type="float" office:value="-0.267582" calcext:value-type="float">
            <text:p>-0.267582</text:p>
          </table:table-cell>
          <table:table-cell table:style-name="ce2" office:value-type="string" calcext:value-type="string">
            <text:p>Colney Heath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lney Heath F C and Social Club</text:p>
          </table:table-cell>
          <table:table-cell table:style-name="ce2" office:value-type="string" calcext:value-type="string">
            <text:p><text:a xlink:href="https://www.pokemongomap.info/gym/colney-heath-f-c-and-social-club/891934" xlink:type="simple">https://www.pokemongomap.info/gym/colney-heath-f-c-and-social-club/891934</text:a></text:p>
          </table:table-cell>
          <table:table-cell table:style-name="ce2" office:value-type="string" calcext:value-type="string">
            <text:p>colney-heath-f-c-and-social-club</text:p>
          </table:table-cell>
          <table:table-cell table:style-name="ce2" office:value-type="float" office:value="891934" calcext:value-type="float">
            <text:p>891934</text:p>
          </table:table-cell>
          <table:table-cell table:style-name="ce2" office:value-type="float" office:value="51.740389" calcext:value-type="float">
            <text:p>51.740389</text:p>
          </table:table-cell>
          <table:table-cell table:style-name="ce2" office:value-type="float" office:value="-0.262492" calcext:value-type="float">
            <text:p>-0.262492</text:p>
          </table:table-cell>
          <table:table-cell table:style-name="ce2" office:value-type="string" calcext:value-type="string">
            <text:p>Colney Heath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lney Heath Village Hall</text:p>
          </table:table-cell>
          <table:table-cell table:style-name="ce2" office:value-type="string" calcext:value-type="string">
            <text:p><text:a xlink:href="https://www.pokemongomap.info/gym/colney-heath-village-hall/753313" xlink:type="simple">https://www.pokemongomap.info/gym/colney-heath-village-hall/753313</text:a></text:p>
          </table:table-cell>
          <table:table-cell table:style-name="ce2" office:value-type="string" calcext:value-type="string">
            <text:p>colney-heath-village-hall</text:p>
          </table:table-cell>
          <table:table-cell table:style-name="ce2" office:value-type="float" office:value="753313" calcext:value-type="float">
            <text:p>753313</text:p>
          </table:table-cell>
          <table:table-cell table:style-name="ce2" office:value-type="float" office:value="51.7395" calcext:value-type="float">
            <text:p>51.7395</text:p>
          </table:table-cell>
          <table:table-cell table:style-name="ce2" office:value-type="float" office:value="-0.260163" calcext:value-type="float">
            <text:p>-0.260163</text:p>
          </table:table-cell>
          <table:table-cell table:style-name="ce2" office:value-type="string" calcext:value-type="string">
            <text:p>Colney Heath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Cock</text:p>
          </table:table-cell>
          <table:table-cell table:style-name="ce2" office:value-type="string" calcext:value-type="string">
            <text:p><text:a xlink:href="https://www.pokemongomap.info/gym/the-cock/190378" xlink:type="simple">https://www.pokemongomap.info/gym/the-cock/190378</text:a></text:p>
          </table:table-cell>
          <table:table-cell table:style-name="ce2" office:value-type="string" calcext:value-type="string">
            <text:p>the-cock</text:p>
          </table:table-cell>
          <table:table-cell table:style-name="ce2" office:value-type="float" office:value="190378" calcext:value-type="float">
            <text:p>190378</text:p>
          </table:table-cell>
          <table:table-cell table:style-name="ce2" office:value-type="float" office:value="51.738243" calcext:value-type="float">
            <text:p>51.738243</text:p>
          </table:table-cell>
          <table:table-cell table:style-name="ce2" office:value-type="float" office:value="-0.254495" calcext:value-type="float">
            <text:p>-0.254495</text:p>
          </table:table-cell>
          <table:table-cell table:style-name="ce2" office:value-type="string" calcext:value-type="string">
            <text:p>Colney Heath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pple Tree Project</text:p>
          </table:table-cell>
          <table:table-cell table:style-name="ce2" office:value-type="string" calcext:value-type="string">
            <text:p><text:a xlink:href="https://www.pokemongomap.info/gym/apple-tree-project/7947618" xlink:type="simple">https://www.pokemongomap.info/gym/apple-tree-project/7947618</text:a></text:p>
          </table:table-cell>
          <table:table-cell table:style-name="ce2" office:value-type="string" calcext:value-type="string">
            <text:p>apple-tree-project</text:p>
          </table:table-cell>
          <table:table-cell table:style-name="ce2" office:value-type="float" office:value="7947618" calcext:value-type="float">
            <text:p>7947618</text:p>
          </table:table-cell>
          <table:table-cell table:style-name="ce2" office:value-type="float" office:value="51.80525" calcext:value-type="float">
            <text:p>51.80525</text:p>
          </table:table-cell>
          <table:table-cell table:style-name="ce2" office:value-type="float" office:value="-0.347036" calcext:value-type="float">
            <text:p>-0.347036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tford Sign and Jubilee Sculpture</text:p>
          </table:table-cell>
          <table:table-cell table:style-name="ce2" office:value-type="string" calcext:value-type="string">
            <text:p><text:a xlink:href="https://www.pokemongomap.info/gym/batford-sign-and-jubilee-sculpture/7239468" xlink:type="simple">https://www.pokemongomap.info/gym/batford-sign-and-jubilee-sculpture/7239468</text:a></text:p>
          </table:table-cell>
          <table:table-cell table:style-name="ce2" office:value-type="string" calcext:value-type="string">
            <text:p>batford-sign-and-jubilee-sculpture</text:p>
          </table:table-cell>
          <table:table-cell table:style-name="ce2" office:value-type="float" office:value="7239468" calcext:value-type="float">
            <text:p>7239468</text:p>
          </table:table-cell>
          <table:table-cell table:style-name="ce2" office:value-type="float" office:value="51.825104" calcext:value-type="float">
            <text:p>51.825104</text:p>
          </table:table-cell>
          <table:table-cell table:style-name="ce2" office:value-type="float" office:value="-0.341956" calcext:value-type="float">
            <text:p>-0.341956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owers Parade Sensory Garden</text:p>
          </table:table-cell>
          <table:table-cell table:style-name="ce2" office:value-type="string" calcext:value-type="string">
            <text:p><text:a xlink:href="https://www.pokemongomap.info/gym/bowers-parade-sensory-garden/239051" xlink:type="simple">https://www.pokemongomap.info/gym/bowers-parade-sensory-garden/239051</text:a></text:p>
          </table:table-cell>
          <table:table-cell table:style-name="ce2" office:value-type="string" calcext:value-type="string">
            <text:p>bowers-parade-sensory-garden</text:p>
          </table:table-cell>
          <table:table-cell table:style-name="ce2" office:value-type="float" office:value="239051" calcext:value-type="float">
            <text:p>239051</text:p>
          </table:table-cell>
          <table:table-cell table:style-name="ce2" office:value-type="float" office:value="51.816957" calcext:value-type="float">
            <text:p>51.816957</text:p>
          </table:table-cell>
          <table:table-cell table:style-name="ce2" office:value-type="float" office:value="-0.356946" calcext:value-type="float">
            <text:p>-0.356946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ntrance to Rothamsted Park</text:p>
          </table:table-cell>
          <table:table-cell table:style-name="ce2" office:value-type="string" calcext:value-type="string">
            <text:p><text:a xlink:href="https://www.pokemongomap.info/gym/entrance-to-rothamsted-park/7947272" xlink:type="simple">https://www.pokemongomap.info/gym/entrance-to-rothamsted-park/7947272</text:a></text:p>
          </table:table-cell>
          <table:table-cell table:style-name="ce2" office:value-type="string" calcext:value-type="string">
            <text:p>entrance-to-rothamsted-park</text:p>
          </table:table-cell>
          <table:table-cell table:style-name="ce2" office:value-type="float" office:value="7947272" calcext:value-type="float">
            <text:p>7947272</text:p>
          </table:table-cell>
          <table:table-cell table:style-name="ce2" office:value-type="float" office:value="51.813128" calcext:value-type="float">
            <text:p>51.813128</text:p>
          </table:table-cell>
          <table:table-cell table:style-name="ce2" office:value-type="float" office:value="-0.357365" calcext:value-type="float">
            <text:p>-0.357365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rpenden's Ups And Downs</text:p>
          </table:table-cell>
          <table:table-cell table:style-name="ce2" office:value-type="string" calcext:value-type="string">
            <text:p><text:a xlink:href="https://www.pokemongomap.info/gym/harpenden-039-s-ups-and-downs/7947602" xlink:type="simple">https://www.pokemongomap.info/gym/harpenden-039-s-ups-and-downs/7947602</text:a></text:p>
          </table:table-cell>
          <table:table-cell table:style-name="ce2" office:value-type="string" calcext:value-type="string">
            <text:p>harpenden-039-s-ups-and-downs</text:p>
          </table:table-cell>
          <table:table-cell table:style-name="ce2" office:value-type="float" office:value="7947602" calcext:value-type="float">
            <text:p>7947602</text:p>
          </table:table-cell>
          <table:table-cell table:style-name="ce2" office:value-type="float" office:value="51.803422" calcext:value-type="float">
            <text:p>51.803422</text:p>
          </table:table-cell>
          <table:table-cell table:style-name="ce2" office:value-type="float" office:value="-0.350819" calcext:value-type="float">
            <text:p>-0.350819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rpenden Hilda Lydekker War Memorial Stone</text:p>
          </table:table-cell>
          <table:table-cell table:style-name="ce2" office:value-type="string" calcext:value-type="string">
            <text:p><text:a xlink:href="https://www.pokemongomap.info/gym/harpenden-hilda-lydekker-war-memorial-stone/219222" xlink:type="simple">https://www.pokemongomap.info/gym/harpenden-hilda-lydekker-war-memorial-stone/219222</text:a></text:p>
          </table:table-cell>
          <table:table-cell table:style-name="ce2" office:value-type="string" calcext:value-type="string">
            <text:p>harpenden-hilda-lydekker-war-memorial-stone</text:p>
          </table:table-cell>
          <table:table-cell table:style-name="ce2" office:value-type="float" office:value="219222" calcext:value-type="float">
            <text:p>219222</text:p>
          </table:table-cell>
          <table:table-cell table:style-name="ce2" office:value-type="float" office:value="51.819649" calcext:value-type="float">
            <text:p>51.819649</text:p>
          </table:table-cell>
          <table:table-cell table:style-name="ce2" office:value-type="float" office:value="-0.357551" calcext:value-type="float">
            <text:p>-0.357551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rpenden Indoor Bowls Club</text:p>
          </table:table-cell>
          <table:table-cell table:style-name="ce2" office:value-type="string" calcext:value-type="string">
            <text:p><text:a xlink:href="https://www.pokemongomap.info/gym/harpenden-indoor-bowls-club/7239949" xlink:type="simple">https://www.pokemongomap.info/gym/harpenden-indoor-bowls-club/7239949</text:a></text:p>
          </table:table-cell>
          <table:table-cell table:style-name="ce2" office:value-type="string" calcext:value-type="string">
            <text:p>harpenden-indoor-bowls-club</text:p>
          </table:table-cell>
          <table:table-cell table:style-name="ce2" office:value-type="float" office:value="7239949" calcext:value-type="float">
            <text:p>7239949</text:p>
          </table:table-cell>
          <table:table-cell table:style-name="ce2" office:value-type="float" office:value="51.8152" calcext:value-type="float">
            <text:p>51.8152</text:p>
          </table:table-cell>
          <table:table-cell table:style-name="ce2" office:value-type="float" office:value="-0.334362" calcext:value-type="float">
            <text:p>-0.334362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rpenden Railway Station</text:p>
          </table:table-cell>
          <table:table-cell table:style-name="ce2" office:value-type="string" calcext:value-type="string">
            <text:p><text:a xlink:href="https://www.pokemongomap.info/gym/harpenden-railway-station/7239504" xlink:type="simple">https://www.pokemongomap.info/gym/harpenden-railway-station/7239504</text:a></text:p>
          </table:table-cell>
          <table:table-cell table:style-name="ce2" office:value-type="string" calcext:value-type="string">
            <text:p>harpenden-railway-station</text:p>
          </table:table-cell>
          <table:table-cell table:style-name="ce2" office:value-type="float" office:value="7239504" calcext:value-type="float">
            <text:p>7239504</text:p>
          </table:table-cell>
          <table:table-cell table:style-name="ce2" office:value-type="float" office:value="51.814645" calcext:value-type="float">
            <text:p>51.814645</text:p>
          </table:table-cell>
          <table:table-cell table:style-name="ce2" office:value-type="float" office:value="-0.351783" calcext:value-type="float">
            <text:p>-0.351783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ough and Harrow</text:p>
          </table:table-cell>
          <table:table-cell table:style-name="ce2" office:value-type="string" calcext:value-type="string">
            <text:p><text:a xlink:href="https://www.pokemongomap.info/gym/plough-and-harrow/453211" xlink:type="simple">https://www.pokemongomap.info/gym/plough-and-harrow/453211</text:a></text:p>
          </table:table-cell>
          <table:table-cell table:style-name="ce2" office:value-type="string" calcext:value-type="string">
            <text:p>plough-and-harrow</text:p>
          </table:table-cell>
          <table:table-cell table:style-name="ce2" office:value-type="float" office:value="453211" calcext:value-type="float">
            <text:p>453211</text:p>
          </table:table-cell>
          <table:table-cell table:style-name="ce2" office:value-type="float" office:value="51.807357" calcext:value-type="float">
            <text:p>51.807357</text:p>
          </table:table-cell>
          <table:table-cell table:style-name="ce2" office:value-type="float" office:value="-0.344944" calcext:value-type="float">
            <text:p>-0.344944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othampsted Park Wildflower Meadows</text:p>
          </table:table-cell>
          <table:table-cell table:style-name="ce2" office:value-type="string" calcext:value-type="string">
            <text:p><text:a xlink:href="https://www.pokemongomap.info/gym/rothampsted-park-wildflower-meadows/7947626" xlink:type="simple">https://www.pokemongomap.info/gym/rothampsted-park-wildflower-meadows/7947626</text:a></text:p>
          </table:table-cell>
          <table:table-cell table:style-name="ce2" office:value-type="string" calcext:value-type="string">
            <text:p>rothampsted-park-wildflower-meadows</text:p>
          </table:table-cell>
          <table:table-cell table:style-name="ce2" office:value-type="float" office:value="7947626" calcext:value-type="float">
            <text:p>7947626</text:p>
          </table:table-cell>
          <table:table-cell table:style-name="ce2" office:value-type="float" office:value="51.811106" calcext:value-type="float">
            <text:p>51.811106</text:p>
          </table:table-cell>
          <table:table-cell table:style-name="ce2" office:value-type="float" office:value="-0.366397" calcext:value-type="float">
            <text:p>-0.366397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othamstead Millstone</text:p>
          </table:table-cell>
          <table:table-cell table:style-name="ce2" office:value-type="string" calcext:value-type="string">
            <text:p><text:a xlink:href="https://www.pokemongomap.info/gym/rothamstead-millstone/7947265" xlink:type="simple">https://www.pokemongomap.info/gym/rothamstead-millstone/7947265</text:a></text:p>
          </table:table-cell>
          <table:table-cell table:style-name="ce2" office:value-type="string" calcext:value-type="string">
            <text:p>rothamstead-millstone</text:p>
          </table:table-cell>
          <table:table-cell table:style-name="ce2" office:value-type="float" office:value="7947265" calcext:value-type="float">
            <text:p>7947265</text:p>
          </table:table-cell>
          <table:table-cell table:style-name="ce2" office:value-type="float" office:value="51.809159" calcext:value-type="float">
            <text:p>51.809159</text:p>
          </table:table-cell>
          <table:table-cell table:style-name="ce2" office:value-type="float" office:value="-0.356606" calcext:value-type="float">
            <text:p>-0.356606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National Willow Collection</text:p>
          </table:table-cell>
          <table:table-cell table:style-name="ce2" office:value-type="string" calcext:value-type="string">
            <text:p><text:a xlink:href="https://www.pokemongomap.info/gym/the-national-willow-collection/7946969" xlink:type="simple">https://www.pokemongomap.info/gym/the-national-willow-collection/7946969</text:a></text:p>
          </table:table-cell>
          <table:table-cell table:style-name="ce2" office:value-type="string" calcext:value-type="string">
            <text:p>the-national-willow-collection</text:p>
          </table:table-cell>
          <table:table-cell table:style-name="ce2" office:value-type="float" office:value="7946969" calcext:value-type="float">
            <text:p>7946969</text:p>
          </table:table-cell>
          <table:table-cell table:style-name="ce2" office:value-type="float" office:value="51.806016" calcext:value-type="float">
            <text:p>51.806016</text:p>
          </table:table-cell>
          <table:table-cell table:style-name="ce2" office:value-type="float" office:value="-0.366323" calcext:value-type="float">
            <text:p>-0.366323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pper Lea Valley Group Meeting Point</text:p>
          </table:table-cell>
          <table:table-cell table:style-name="ce2" office:value-type="string" calcext:value-type="string">
            <text:p><text:a xlink:href="https://www.pokemongomap.info/gym/upper-lea-valley-group-meeting-point/7239475" xlink:type="simple">https://www.pokemongomap.info/gym/upper-lea-valley-group-meeting-point/7239475</text:a></text:p>
          </table:table-cell>
          <table:table-cell table:style-name="ce2" office:value-type="string" calcext:value-type="string">
            <text:p>upper-lea-valley-group-meeting-point</text:p>
          </table:table-cell>
          <table:table-cell table:style-name="ce2" office:value-type="float" office:value="7239475" calcext:value-type="float">
            <text:p>7239475</text:p>
          </table:table-cell>
          <table:table-cell table:style-name="ce2" office:value-type="float" office:value="51.823859" calcext:value-type="float">
            <text:p>51.823859</text:p>
          </table:table-cell>
          <table:table-cell table:style-name="ce2" office:value-type="float" office:value="-0.338984" calcext:value-type="float">
            <text:p>-0.338984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ater Tower Shakespeare Road</text:p>
          </table:table-cell>
          <table:table-cell table:style-name="ce2" office:value-type="string" calcext:value-type="string">
            <text:p><text:a xlink:href="https://www.pokemongomap.info/gym/water-tower-shakespeare-road/7239584" xlink:type="simple">https://www.pokemongomap.info/gym/water-tower-shakespeare-road/7239584</text:a></text:p>
          </table:table-cell>
          <table:table-cell table:style-name="ce2" office:value-type="string" calcext:value-type="string">
            <text:p>water-tower-shakespeare-road</text:p>
          </table:table-cell>
          <table:table-cell table:style-name="ce2" office:value-type="float" office:value="7239584" calcext:value-type="float">
            <text:p>7239584</text:p>
          </table:table-cell>
          <table:table-cell table:style-name="ce2" office:value-type="float" office:value="51.815238" calcext:value-type="float">
            <text:p>51.815238</text:p>
          </table:table-cell>
          <table:table-cell table:style-name="ce2" office:value-type="float" office:value="-0.345925" calcext:value-type="float">
            <text:p>-0.345925</text:p>
          </table:table-cell>
          <table:table-cell table:style-name="ce2" office:value-type="string" calcext:value-type="string">
            <text:p>Harpende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ishops Church Old Hatfield</text:p>
          </table:table-cell>
          <table:table-cell table:style-name="ce2" office:value-type="string" calcext:value-type="string">
            <text:p><text:a xlink:href="https://www.pokemongomap.info/gym/bishops-church-old-hatfield/978109" xlink:type="simple">https://www.pokemongomap.info/gym/bishops-church-old-hatfield/978109</text:a></text:p>
          </table:table-cell>
          <table:table-cell table:style-name="ce2" office:value-type="string" calcext:value-type="string">
            <text:p>bishops-church-old-hatfield</text:p>
          </table:table-cell>
          <table:table-cell table:style-name="ce2" office:value-type="float" office:value="978109" calcext:value-type="float">
            <text:p>978109</text:p>
          </table:table-cell>
          <table:table-cell table:style-name="ce2" office:value-type="float" office:value="51.761484" calcext:value-type="float">
            <text:p>51.761484</text:p>
          </table:table-cell>
          <table:table-cell table:style-name="ce2" office:value-type="float" office:value="-0.212466" calcext:value-type="float">
            <text:p>-0.212466</text:p>
          </table:table-cell>
          <table:table-cell table:style-name="ce2" office:value-type="string" calcext:value-type="string">
            <text:p>Hatfield Par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tfield House Monument</text:p>
          </table:table-cell>
          <table:table-cell table:style-name="ce2" office:value-type="string" calcext:value-type="string">
            <text:p><text:a xlink:href="https://www.pokemongomap.info/gym/hatfield-house-monument/214990" xlink:type="simple">https://www.pokemongomap.info/gym/hatfield-house-monument/214990</text:a></text:p>
          </table:table-cell>
          <table:table-cell table:style-name="ce2" office:value-type="string" calcext:value-type="string">
            <text:p>hatfield-house-monument</text:p>
          </table:table-cell>
          <table:table-cell table:style-name="ce2" office:value-type="float" office:value="214990" calcext:value-type="float">
            <text:p>214990</text:p>
          </table:table-cell>
          <table:table-cell table:style-name="ce2" office:value-type="float" office:value="51.763076" calcext:value-type="float">
            <text:p>51.763076</text:p>
          </table:table-cell>
          <table:table-cell table:style-name="ce2" office:value-type="float" office:value="-0.201665" calcext:value-type="float">
            <text:p>-0.201665</text:p>
          </table:table-cell>
          <table:table-cell table:style-name="ce2" office:value-type="string" calcext:value-type="string">
            <text:p>Hatfield Par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rychurch Catholic Church</text:p>
          </table:table-cell>
          <table:table-cell table:style-name="ce2" office:value-type="string" calcext:value-type="string">
            <text:p><text:a xlink:href="https://www.pokemongomap.info/gym/marychurch-catholic-church/271059" xlink:type="simple">https://www.pokemongomap.info/gym/marychurch-catholic-church/271059</text:a></text:p>
          </table:table-cell>
          <table:table-cell table:style-name="ce2" office:value-type="string" calcext:value-type="string">
            <text:p>marychurch-catholic-church</text:p>
          </table:table-cell>
          <table:table-cell table:style-name="ce2" office:value-type="float" office:value="271059" calcext:value-type="float">
            <text:p>271059</text:p>
          </table:table-cell>
          <table:table-cell table:style-name="ce2" office:value-type="float" office:value="51.761955" calcext:value-type="float">
            <text:p>51.761955</text:p>
          </table:table-cell>
          <table:table-cell table:style-name="ce2" office:value-type="float" office:value="-0.21472" calcext:value-type="float">
            <text:p>-0.21472</text:p>
          </table:table-cell>
          <table:table-cell table:style-name="ce2" office:value-type="string" calcext:value-type="string">
            <text:p>Hatfield Par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ld Soldier Memorial</text:p>
          </table:table-cell>
          <table:table-cell table:style-name="ce2" office:value-type="string" calcext:value-type="string">
            <text:p><text:a xlink:href="https://www.pokemongomap.info/gym/old-soldier-memorial/163516" xlink:type="simple">https://www.pokemongomap.info/gym/old-soldier-memorial/163516</text:a></text:p>
          </table:table-cell>
          <table:table-cell table:style-name="ce2" office:value-type="string" calcext:value-type="string">
            <text:p>old-soldier-memorial</text:p>
          </table:table-cell>
          <table:table-cell table:style-name="ce2" office:value-type="float" office:value="163516" calcext:value-type="float">
            <text:p>163516</text:p>
          </table:table-cell>
          <table:table-cell table:style-name="ce2" office:value-type="float" office:value="51.769916" calcext:value-type="float">
            <text:p>51.769916</text:p>
          </table:table-cell>
          <table:table-cell table:style-name="ce2" office:value-type="float" office:value="-0.196458" calcext:value-type="float">
            <text:p>-0.196458</text:p>
          </table:table-cell>
          <table:table-cell table:style-name="ce2" office:value-type="string" calcext:value-type="string">
            <text:p>Hatfield Par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rk Meadow Community Map</text:p>
          </table:table-cell>
          <table:table-cell table:style-name="ce2" office:value-type="string" calcext:value-type="string">
            <text:p><text:a xlink:href="https://www.pokemongomap.info/gym/park-meadow-community-map/995890" xlink:type="simple">https://www.pokemongomap.info/gym/park-meadow-community-map/995890</text:a></text:p>
          </table:table-cell>
          <table:table-cell table:style-name="ce2" office:value-type="string" calcext:value-type="string">
            <text:p>park-meadow-community-map</text:p>
          </table:table-cell>
          <table:table-cell table:style-name="ce2" office:value-type="float" office:value="995890" calcext:value-type="float">
            <text:p>995890</text:p>
          </table:table-cell>
          <table:table-cell table:style-name="ce2" office:value-type="float" office:value="51.766464" calcext:value-type="float">
            <text:p>51.766464</text:p>
          </table:table-cell>
          <table:table-cell table:style-name="ce2" office:value-type="float" office:value="-0.212296" calcext:value-type="float">
            <text:p>-0.212296</text:p>
          </table:table-cell>
          <table:table-cell table:style-name="ce2" office:value-type="string" calcext:value-type="string">
            <text:p>Hatfield Par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Eight Bells 17th Century Pub</text:p>
          </table:table-cell>
          <table:table-cell table:style-name="ce2" office:value-type="string" calcext:value-type="string">
            <text:p><text:a xlink:href="https://www.pokemongomap.info/gym/the-eight-bells-17th-century-pub/493882" xlink:type="simple">https://www.pokemongomap.info/gym/the-eight-bells-17th-century-pub/493882</text:a></text:p>
          </table:table-cell>
          <table:table-cell table:style-name="ce2" office:value-type="string" calcext:value-type="string">
            <text:p>the-eight-bells-17th-century-pub</text:p>
          </table:table-cell>
          <table:table-cell table:style-name="ce2" office:value-type="float" office:value="493882" calcext:value-type="float">
            <text:p>493882</text:p>
          </table:table-cell>
          <table:table-cell table:style-name="ce2" office:value-type="float" office:value="51.762453" calcext:value-type="float">
            <text:p>51.762453</text:p>
          </table:table-cell>
          <table:table-cell table:style-name="ce2" office:value-type="float" office:value="-0.213554" calcext:value-type="float">
            <text:p>-0.213554</text:p>
          </table:table-cell>
          <table:table-cell table:style-name="ce2" office:value-type="string" calcext:value-type="string">
            <text:p>Hatfield Par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pollo Court Fountain</text:p>
          </table:table-cell>
          <table:table-cell table:style-name="ce2" office:value-type="string" calcext:value-type="string">
            <text:p><text:a xlink:href="https://www.pokemongomap.info/gym/apollo-court-fountain/821988" xlink:type="simple">https://www.pokemongomap.info/gym/apollo-court-fountain/821988</text:a></text:p>
          </table:table-cell>
          <table:table-cell table:style-name="ce2" office:value-type="string" calcext:value-type="string">
            <text:p>apollo-court-fountain</text:p>
          </table:table-cell>
          <table:table-cell table:style-name="ce2" office:value-type="float" office:value="821988" calcext:value-type="float">
            <text:p>821988</text:p>
          </table:table-cell>
          <table:table-cell table:style-name="ce2" office:value-type="float" office:value="51.762505" calcext:value-type="float">
            <text:p>51.762505</text:p>
          </table:table-cell>
          <table:table-cell table:style-name="ce2" office:value-type="float" office:value="-0.243312" calcext:value-type="float">
            <text:p>-0.243312</text:p>
          </table:table-cell>
          <table:table-cell table:style-name="ce2" office:value-type="string" calcext:value-type="string">
            <text:p>Hatfield Retail and Industri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met Racer G-ACSS</text:p>
          </table:table-cell>
          <table:table-cell table:style-name="ce2" office:value-type="string" calcext:value-type="string">
            <text:p><text:a xlink:href="https://www.pokemongomap.info/gym/comet-racer-g-acss/123601" xlink:type="simple">https://www.pokemongomap.info/gym/comet-racer-g-acss/123601</text:a></text:p>
          </table:table-cell>
          <table:table-cell table:style-name="ce2" office:value-type="string" calcext:value-type="string">
            <text:p>comet-racer-g-acss</text:p>
          </table:table-cell>
          <table:table-cell table:style-name="ce2" office:value-type="float" office:value="123601" calcext:value-type="float">
            <text:p>123601</text:p>
          </table:table-cell>
          <table:table-cell table:style-name="ce2" office:value-type="float" office:value="51.760523" calcext:value-type="float">
            <text:p>51.760523</text:p>
          </table:table-cell>
          <table:table-cell table:style-name="ce2" office:value-type="float" office:value="-0.243675" calcext:value-type="float">
            <text:p>-0.243675</text:p>
          </table:table-cell>
          <table:table-cell table:style-name="ce2" office:value-type="string" calcext:value-type="string">
            <text:p>Hatfield Retail and Industri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llenbrook Fields Story Zone</text:p>
          </table:table-cell>
          <table:table-cell table:style-name="ce2" office:value-type="string" calcext:value-type="string">
            <text:p><text:a xlink:href="https://www.pokemongomap.info/gym/ellenbrook-fields-story-zone/510847" xlink:type="simple">https://www.pokemongomap.info/gym/ellenbrook-fields-story-zone/510847</text:a></text:p>
          </table:table-cell>
          <table:table-cell table:style-name="ce2" office:value-type="string" calcext:value-type="string">
            <text:p>ellenbrook-fields-story-zone</text:p>
          </table:table-cell>
          <table:table-cell table:style-name="ce2" office:value-type="float" office:value="510847" calcext:value-type="float">
            <text:p>510847</text:p>
          </table:table-cell>
          <table:table-cell table:style-name="ce2" office:value-type="float" office:value="51.761902" calcext:value-type="float">
            <text:p>51.761902</text:p>
          </table:table-cell>
          <table:table-cell table:style-name="ce2" office:value-type="float" office:value="-0.254291" calcext:value-type="float">
            <text:p>-0.254291</text:p>
          </table:table-cell>
          <table:table-cell table:style-name="ce2" office:value-type="string" calcext:value-type="string">
            <text:p>Hatfield Retail and Industri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verest Spice Lounge</text:p>
          </table:table-cell>
          <table:table-cell table:style-name="ce2" office:value-type="string" calcext:value-type="string">
            <text:p><text:a xlink:href="https://www.pokemongomap.info/gym/everest-spice-lounge/590453" xlink:type="simple">https://www.pokemongomap.info/gym/everest-spice-lounge/590453</text:a></text:p>
          </table:table-cell>
          <table:table-cell table:style-name="ce2" office:value-type="string" calcext:value-type="string">
            <text:p>everest-spice-lounge</text:p>
          </table:table-cell>
          <table:table-cell table:style-name="ce2" office:value-type="float" office:value="590453" calcext:value-type="float">
            <text:p>590453</text:p>
          </table:table-cell>
          <table:table-cell table:style-name="ce2" office:value-type="float" office:value="51.763873" calcext:value-type="float">
            <text:p>51.763873</text:p>
          </table:table-cell>
          <table:table-cell table:style-name="ce2" office:value-type="float" office:value="-0.238767" calcext:value-type="float">
            <text:p>-0.238767</text:p>
          </table:table-cell>
          <table:table-cell table:style-name="ce2" office:value-type="string" calcext:value-type="string">
            <text:p>Hatfield Retail and Industri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tfield Aerodrome Heritage Trail</text:p>
          </table:table-cell>
          <table:table-cell table:style-name="ce2" office:value-type="string" calcext:value-type="string">
            <text:p><text:a xlink:href="https://www.pokemongomap.info/gym/hatfield-aerodrome-heritage-trail/884805" xlink:type="simple">https://www.pokemongomap.info/gym/hatfield-aerodrome-heritage-trail/884805</text:a></text:p>
          </table:table-cell>
          <table:table-cell table:style-name="ce2" office:value-type="string" calcext:value-type="string">
            <text:p>hatfield-aerodrome-heritage-trail</text:p>
          </table:table-cell>
          <table:table-cell table:style-name="ce2" office:value-type="float" office:value="884805" calcext:value-type="float">
            <text:p>884805</text:p>
          </table:table-cell>
          <table:table-cell table:style-name="ce2" office:value-type="float" office:value="51.767105" calcext:value-type="float">
            <text:p>51.767105</text:p>
          </table:table-cell>
          <table:table-cell table:style-name="ce2" office:value-type="float" office:value="-0.251695" calcext:value-type="float">
            <text:p>-0.251695</text:p>
          </table:table-cell>
          <table:table-cell table:style-name="ce2" office:value-type="string" calcext:value-type="string">
            <text:p>Hatfield Retail and Industri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tfield Aerodrome Heritage Trail Number 8</text:p>
          </table:table-cell>
          <table:table-cell table:style-name="ce2" office:value-type="string" calcext:value-type="string">
            <text:p><text:a xlink:href="https://www.pokemongomap.info/gym/hatfield-aerodrome-heritage-trail-number-8/433887" xlink:type="simple">https://www.pokemongomap.info/gym/hatfield-aerodrome-heritage-trail-number-8/433887</text:a></text:p>
          </table:table-cell>
          <table:table-cell table:style-name="ce2" office:value-type="string" calcext:value-type="string">
            <text:p>hatfield-aerodrome-heritage-trail-number-8</text:p>
          </table:table-cell>
          <table:table-cell table:style-name="ce2" office:value-type="float" office:value="433887" calcext:value-type="float">
            <text:p>433887</text:p>
          </table:table-cell>
          <table:table-cell table:style-name="ce2" office:value-type="float" office:value="51.765575" calcext:value-type="float">
            <text:p>51.765575</text:p>
          </table:table-cell>
          <table:table-cell table:style-name="ce2" office:value-type="float" office:value="-0.237183" calcext:value-type="float">
            <text:p>-0.237183</text:p>
          </table:table-cell>
          <table:table-cell table:style-name="ce2" office:value-type="string" calcext:value-type="string">
            <text:p>Hatfield Retail and Industri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tfield Aerodrome Heritage Trail Plate 7</text:p>
          </table:table-cell>
          <table:table-cell table:style-name="ce2" office:value-type="string" calcext:value-type="string">
            <text:p><text:a xlink:href="https://www.pokemongomap.info/gym/hatfield-aerodrome-heritage-trail-plate-7/439135" xlink:type="simple">https://www.pokemongomap.info/gym/hatfield-aerodrome-heritage-trail-plate-7/439135</text:a></text:p>
          </table:table-cell>
          <table:table-cell table:style-name="ce2" office:value-type="string" calcext:value-type="string">
            <text:p>hatfield-aerodrome-heritage-trail-plate-7</text:p>
          </table:table-cell>
          <table:table-cell table:style-name="ce2" office:value-type="float" office:value="439135" calcext:value-type="float">
            <text:p>439135</text:p>
          </table:table-cell>
          <table:table-cell table:style-name="ce2" office:value-type="float" office:value="51.769756" calcext:value-type="float">
            <text:p>51.769756</text:p>
          </table:table-cell>
          <table:table-cell table:style-name="ce2" office:value-type="float" office:value="-0.23625" calcext:value-type="float">
            <text:p>-0.23625</text:p>
          </table:table-cell>
          <table:table-cell table:style-name="ce2" office:value-type="string" calcext:value-type="string">
            <text:p>Hatfield Retail and Industri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Galleria</text:p>
          </table:table-cell>
          <table:table-cell table:style-name="ce2" office:value-type="string" calcext:value-type="string">
            <text:p><text:a xlink:href="https://www.pokemongomap.info/gym/the-galleria/980063" xlink:type="simple">https://www.pokemongomap.info/gym/the-galleria/980063</text:a></text:p>
          </table:table-cell>
          <table:table-cell table:style-name="ce2" office:value-type="string" calcext:value-type="string">
            <text:p>the-galleria</text:p>
          </table:table-cell>
          <table:table-cell table:style-name="ce2" office:value-type="float" office:value="980063" calcext:value-type="float">
            <text:p>980063</text:p>
          </table:table-cell>
          <table:table-cell table:style-name="ce2" office:value-type="float" office:value="51.760486" calcext:value-type="float">
            <text:p>51.760486</text:p>
          </table:table-cell>
          <table:table-cell table:style-name="ce2" office:value-type="float" office:value="-0.241255" calcext:value-type="float">
            <text:p>-0.241255</text:p>
          </table:table-cell>
          <table:table-cell table:style-name="ce2" office:value-type="string" calcext:value-type="string">
            <text:p>Hatfield Retail and Industri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ragons of the Oasis</text:p>
          </table:table-cell>
          <table:table-cell table:style-name="ce2" office:value-type="string" calcext:value-type="string">
            <text:p><text:a xlink:href="https://www.pokemongomap.info/gym/dragons-of-the-oasis/1171719" xlink:type="simple">https://www.pokemongomap.info/gym/dragons-of-the-oasis/1171719</text:a></text:p>
          </table:table-cell>
          <table:table-cell table:style-name="ce2" office:value-type="string" calcext:value-type="string">
            <text:p>dragons-of-the-oasis</text:p>
          </table:table-cell>
          <table:table-cell table:style-name="ce2" office:value-type="float" office:value="1171719" calcext:value-type="float">
            <text:p>1171719</text:p>
          </table:table-cell>
          <table:table-cell table:style-name="ce2" office:value-type="float" office:value="51.752649" calcext:value-type="float">
            <text:p>51.752649</text:p>
          </table:table-cell>
          <table:table-cell table:style-name="ce2" office:value-type="float" office:value="-0.316178" calcext:value-type="float">
            <text:p>-0.316178</text:p>
          </table:table-cell>
          <table:table-cell table:style-name="ce2" office:value-type="string" calcext:value-type="string">
            <text:p>Hatfield Ro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Paul's Church</text:p>
          </table:table-cell>
          <table:table-cell table:style-name="ce2" office:value-type="string" calcext:value-type="string">
            <text:p><text:a xlink:href="https://www.pokemongomap.info/gym/st-paul-039-s-church/396831" xlink:type="simple">https://www.pokemongomap.info/gym/st-paul-039-s-church/396831</text:a></text:p>
          </table:table-cell>
          <table:table-cell table:style-name="ce2" office:value-type="string" calcext:value-type="string">
            <text:p>st-paul-039-s-church</text:p>
          </table:table-cell>
          <table:table-cell table:style-name="ce2" office:value-type="float" office:value="396831" calcext:value-type="float">
            <text:p>396831</text:p>
          </table:table-cell>
          <table:table-cell table:style-name="ce2" office:value-type="float" office:value="51.752488" calcext:value-type="float">
            <text:p>51.752488</text:p>
          </table:table-cell>
          <table:table-cell table:style-name="ce2" office:value-type="float" office:value="-0.319401" calcext:value-type="float">
            <text:p>-0.319401</text:p>
          </table:table-cell>
          <table:table-cell table:style-name="ce2" office:value-type="string" calcext:value-type="string">
            <text:p>Hatfield Ro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Midland Railway Arch</text:p>
          </table:table-cell>
          <table:table-cell table:style-name="ce2" office:value-type="string" calcext:value-type="string">
            <text:p><text:a xlink:href="https://www.pokemongomap.info/gym/the-midland-railway-arch/120335" xlink:type="simple">https://www.pokemongomap.info/gym/the-midland-railway-arch/120335</text:a></text:p>
          </table:table-cell>
          <table:table-cell table:style-name="ce2" office:value-type="string" calcext:value-type="string">
            <text:p>the-midland-railway-arch</text:p>
          </table:table-cell>
          <table:table-cell table:style-name="ce2" office:value-type="float" office:value="120335" calcext:value-type="float">
            <text:p>120335</text:p>
          </table:table-cell>
          <table:table-cell table:style-name="ce2" office:value-type="float" office:value="51.745793" calcext:value-type="float">
            <text:p>51.745793</text:p>
          </table:table-cell>
          <table:table-cell table:style-name="ce2" office:value-type="float" office:value="-0.326265" calcext:value-type="float">
            <text:p>-0.326265</text:p>
          </table:table-cell>
          <table:table-cell table:style-name="ce2" office:value-type="string" calcext:value-type="string">
            <text:p>Hatfield Ro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Rat's Castle</text:p>
          </table:table-cell>
          <table:table-cell table:style-name="ce2" office:value-type="string" calcext:value-type="string">
            <text:p><text:a xlink:href="https://www.pokemongomap.info/gym/the-rat-039-s-castle/1205616" xlink:type="simple">https://www.pokemongomap.info/gym/the-rat-039-s-castle/1205616</text:a></text:p>
          </table:table-cell>
          <table:table-cell table:style-name="ce2" office:value-type="string" calcext:value-type="string">
            <text:p>the-rat-039-s-castle</text:p>
          </table:table-cell>
          <table:table-cell table:style-name="ce2" office:value-type="float" office:value="1205616" calcext:value-type="float">
            <text:p>1205616</text:p>
          </table:table-cell>
          <table:table-cell table:style-name="ce2" office:value-type="float" office:value="51.751849" calcext:value-type="float">
            <text:p>51.751849</text:p>
          </table:table-cell>
          <table:table-cell table:style-name="ce2" office:value-type="float" office:value="-0.310302" calcext:value-type="float">
            <text:p>-0.310302</text:p>
          </table:table-cell>
          <table:table-cell table:style-name="ce2" office:value-type="string" calcext:value-type="string">
            <text:p>Hatfield Ro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erdi's</text:p>
          </table:table-cell>
          <table:table-cell table:style-name="ce2" office:value-type="string" calcext:value-type="string">
            <text:p><text:a xlink:href="https://www.pokemongomap.info/gym/verdi-039-s/150505" xlink:type="simple">https://www.pokemongomap.info/gym/verdi-039-s/150505</text:a></text:p>
          </table:table-cell>
          <table:table-cell table:style-name="ce2" office:value-type="string" calcext:value-type="string">
            <text:p>verdi-039-s</text:p>
          </table:table-cell>
          <table:table-cell table:style-name="ce2" office:value-type="float" office:value="150505" calcext:value-type="float">
            <text:p>150505</text:p>
          </table:table-cell>
          <table:table-cell table:style-name="ce2" office:value-type="float" office:value="51.751573" calcext:value-type="float">
            <text:p>51.751573</text:p>
          </table:table-cell>
          <table:table-cell table:style-name="ce2" office:value-type="float" office:value="-0.323591" calcext:value-type="float">
            <text:p>-0.323591</text:p>
          </table:table-cell>
          <table:table-cell table:style-name="ce2" office:value-type="string" calcext:value-type="string">
            <text:p>Hatfield Ro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ictoriaâ€™s Cannon</text:p>
          </table:table-cell>
          <table:table-cell table:style-name="ce2" office:value-type="string" calcext:value-type="string">
            <text:p><text:a xlink:href="https://www.pokemongomap.info/gym/victoria-s-cannon/39614" xlink:type="simple">https://www.pokemongomap.info/gym/victoria-s-cannon/39614</text:a></text:p>
          </table:table-cell>
          <table:table-cell table:style-name="ce2" office:value-type="string" calcext:value-type="string">
            <text:p>victoria-s-cannon</text:p>
          </table:table-cell>
          <table:table-cell table:style-name="ce2" office:value-type="float" office:value="39614" calcext:value-type="float">
            <text:p>39614</text:p>
          </table:table-cell>
          <table:table-cell table:style-name="ce2" office:value-type="float" office:value="51.74954" calcext:value-type="float">
            <text:p>51.74954</text:p>
          </table:table-cell>
          <table:table-cell table:style-name="ce2" office:value-type="float" office:value="-0.326366" calcext:value-type="float">
            <text:p>-0.326366</text:p>
          </table:table-cell>
          <table:table-cell table:style-name="ce2" office:value-type="string" calcext:value-type="string">
            <text:p>Hatfield Ro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rt &amp; Design Building</text:p>
          </table:table-cell>
          <table:table-cell table:style-name="ce2" office:value-type="string" calcext:value-type="string">
            <text:p><text:a xlink:href="https://www.pokemongomap.info/gym/art-design-building/302399" xlink:type="simple">https://www.pokemongomap.info/gym/art-design-building/302399</text:a></text:p>
          </table:table-cell>
          <table:table-cell table:style-name="ce2" office:value-type="string" calcext:value-type="string">
            <text:p>art-design-building</text:p>
          </table:table-cell>
          <table:table-cell table:style-name="ce2" office:value-type="float" office:value="302399" calcext:value-type="float">
            <text:p>302399</text:p>
          </table:table-cell>
          <table:table-cell table:style-name="ce2" office:value-type="float" office:value="51.753615" calcext:value-type="float">
            <text:p>51.753615</text:p>
          </table:table-cell>
          <table:table-cell table:style-name="ce2" office:value-type="float" office:value="-0.243216" calcext:value-type="float">
            <text:p>-0.243216</text:p>
          </table:table-cell>
          <table:table-cell table:style-name="ce2" office:value-type="string" calcext:value-type="string">
            <text:p>Hatfield Universi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rest Mother</text:p>
          </table:table-cell>
          <table:table-cell table:style-name="ce2" office:value-type="string" calcext:value-type="string">
            <text:p><text:a xlink:href="https://www.pokemongomap.info/gym/forest-mother/1012641" xlink:type="simple">https://www.pokemongomap.info/gym/forest-mother/1012641</text:a></text:p>
          </table:table-cell>
          <table:table-cell table:style-name="ce2" office:value-type="string" calcext:value-type="string">
            <text:p>forest-mother</text:p>
          </table:table-cell>
          <table:table-cell table:style-name="ce2" office:value-type="float" office:value="1012641" calcext:value-type="float">
            <text:p>1012641</text:p>
          </table:table-cell>
          <table:table-cell table:style-name="ce2" office:value-type="float" office:value="51.751591" calcext:value-type="float">
            <text:p>51.751591</text:p>
          </table:table-cell>
          <table:table-cell table:style-name="ce2" office:value-type="float" office:value="-0.239424" calcext:value-type="float">
            <text:p>-0.239424</text:p>
          </table:table-cell>
          <table:table-cell table:style-name="ce2" office:value-type="string" calcext:value-type="string">
            <text:p>Hatfield Universi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pace-Time Portal</text:p>
          </table:table-cell>
          <table:table-cell table:style-name="ce2" office:value-type="string" calcext:value-type="string">
            <text:p><text:a xlink:href="https://www.pokemongomap.info/gym/space-time-portal/382161" xlink:type="simple">https://www.pokemongomap.info/gym/space-time-portal/382161</text:a></text:p>
          </table:table-cell>
          <table:table-cell table:style-name="ce2" office:value-type="string" calcext:value-type="string">
            <text:p>space-time-portal</text:p>
          </table:table-cell>
          <table:table-cell table:style-name="ce2" office:value-type="float" office:value="382161" calcext:value-type="float">
            <text:p>382161</text:p>
          </table:table-cell>
          <table:table-cell table:style-name="ce2" office:value-type="float" office:value="51.752279" calcext:value-type="float">
            <text:p>51.752279</text:p>
          </table:table-cell>
          <table:table-cell table:style-name="ce2" office:value-type="float" office:value="-0.242509" calcext:value-type="float">
            <text:p>-0.242509</text:p>
          </table:table-cell>
          <table:table-cell table:style-name="ce2" office:value-type="string" calcext:value-type="string">
            <text:p>Hatfield Universi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. John's Church</text:p>
          </table:table-cell>
          <table:table-cell table:style-name="ce2" office:value-type="string" calcext:value-type="string">
            <text:p><text:a xlink:href="https://www.pokemongomap.info/gym/st-john-039-s-church/1171680" xlink:type="simple">https://www.pokemongomap.info/gym/st-john-039-s-church/1171680</text:a></text:p>
          </table:table-cell>
          <table:table-cell table:style-name="ce2" office:value-type="string" calcext:value-type="string">
            <text:p>st-john-039-s-church</text:p>
          </table:table-cell>
          <table:table-cell table:style-name="ce2" office:value-type="float" office:value="1171680" calcext:value-type="float">
            <text:p>1171680</text:p>
          </table:table-cell>
          <table:table-cell table:style-name="ce2" office:value-type="float" office:value="51.747757" calcext:value-type="float">
            <text:p>51.747757</text:p>
          </table:table-cell>
          <table:table-cell table:style-name="ce2" office:value-type="float" office:value="-0.234116" calcext:value-type="float">
            <text:p>-0.234116</text:p>
          </table:table-cell>
          <table:table-cell table:style-name="ce2" office:value-type="string" calcext:value-type="string">
            <text:p>Hatfield Universi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. Peters Catholic Church</text:p>
          </table:table-cell>
          <table:table-cell table:style-name="ce2" office:value-type="string" calcext:value-type="string">
            <text:p><text:a xlink:href="https://www.pokemongomap.info/gym/st-peters-catholic-church/4215" xlink:type="simple">https://www.pokemongomap.info/gym/st-peters-catholic-church/4215</text:a></text:p>
          </table:table-cell>
          <table:table-cell table:style-name="ce2" office:value-type="string" calcext:value-type="string">
            <text:p>st-peters-catholic-church</text:p>
          </table:table-cell>
          <table:table-cell table:style-name="ce2" office:value-type="float" office:value="4215" calcext:value-type="float">
            <text:p>4215</text:p>
          </table:table-cell>
          <table:table-cell table:style-name="ce2" office:value-type="float" office:value="51.753617" calcext:value-type="float">
            <text:p>51.753617</text:p>
          </table:table-cell>
          <table:table-cell table:style-name="ce2" office:value-type="float" office:value="-0.233773" calcext:value-type="float">
            <text:p>-0.233773</text:p>
          </table:table-cell>
          <table:table-cell table:style-name="ce2" office:value-type="string" calcext:value-type="string">
            <text:p>Hatfield Universi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iscover an amazing magic carpet</text:p>
          </table:table-cell>
          <table:table-cell table:style-name="ce2" office:value-type="string" calcext:value-type="string">
            <text:p><text:a xlink:href="https://www.pokemongomap.info/gym/discover-an-amazing-magic-carpet/1032142" xlink:type="simple">https://www.pokemongomap.info/gym/discover-an-amazing-magic-carpet/1032142</text:a></text:p>
          </table:table-cell>
          <table:table-cell table:style-name="ce2" office:value-type="string" calcext:value-type="string">
            <text:p>discover-an-amazing-magic-carpet</text:p>
          </table:table-cell>
          <table:table-cell table:style-name="ce2" office:value-type="float" office:value="1032142" calcext:value-type="float">
            <text:p>1032142</text:p>
          </table:table-cell>
          <table:table-cell table:style-name="ce2" office:value-type="float" office:value="51.790354" calcext:value-type="float">
            <text:p>51.790354</text:p>
          </table:table-cell>
          <table:table-cell table:style-name="ce2" office:value-type="float" office:value="-0.322704" calcext:value-type="float">
            <text:p>-0.322704</text:p>
          </table:table-cell>
          <table:table-cell table:style-name="ce2" office:value-type="string" calcext:value-type="string">
            <text:p>Heartwood Fore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elcome To The Magical Wood Wooden Marker</text:p>
          </table:table-cell>
          <table:table-cell table:style-name="ce2" office:value-type="string" calcext:value-type="string">
            <text:p><text:a xlink:href="https://www.pokemongomap.info/gym/welcome-to-the-magical-wood-wooden-marker/133987" xlink:type="simple">https://www.pokemongomap.info/gym/welcome-to-the-magical-wood-wooden-marker/133987</text:a></text:p>
          </table:table-cell>
          <table:table-cell table:style-name="ce2" office:value-type="string" calcext:value-type="string">
            <text:p>welcome-to-the-magical-wood-wooden-marker</text:p>
          </table:table-cell>
          <table:table-cell table:style-name="ce2" office:value-type="float" office:value="133987" calcext:value-type="float">
            <text:p>133987</text:p>
          </table:table-cell>
          <table:table-cell table:style-name="ce2" office:value-type="float" office:value="51.786511" calcext:value-type="float">
            <text:p>51.786511</text:p>
          </table:table-cell>
          <table:table-cell table:style-name="ce2" office:value-type="float" office:value="-0.317555" calcext:value-type="float">
            <text:p>-0.317555</text:p>
          </table:table-cell>
          <table:table-cell table:style-name="ce2" office:value-type="string" calcext:value-type="string">
            <text:p>Heartwood Fore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oodland Cycle Path</text:p>
          </table:table-cell>
          <table:table-cell table:style-name="ce2" office:value-type="string" calcext:value-type="string">
            <text:p><text:a xlink:href="https://www.pokemongomap.info/gym/woodland-cycle-path/105914" xlink:type="simple">https://www.pokemongomap.info/gym/woodland-cycle-path/105914</text:a></text:p>
          </table:table-cell>
          <table:table-cell table:style-name="ce2" office:value-type="string" calcext:value-type="string">
            <text:p>woodland-cycle-path</text:p>
          </table:table-cell>
          <table:table-cell table:style-name="ce2" office:value-type="float" office:value="105914" calcext:value-type="float">
            <text:p>105914</text:p>
          </table:table-cell>
          <table:table-cell table:style-name="ce2" office:value-type="float" office:value="51.790903" calcext:value-type="float">
            <text:p>51.790903</text:p>
          </table:table-cell>
          <table:table-cell table:style-name="ce2" office:value-type="float" office:value="-0.320477" calcext:value-type="float">
            <text:p>-0.320477</text:p>
          </table:table-cell>
          <table:table-cell table:style-name="ce2" office:value-type="string" calcext:value-type="string">
            <text:p>Heartwood Fore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ell Barnes Orchard</text:p>
          </table:table-cell>
          <table:table-cell table:style-name="ce2" office:value-type="string" calcext:value-type="string">
            <text:p><text:a xlink:href="https://www.pokemongomap.info/gym/cell-barnes-orchard/954429" xlink:type="simple">https://www.pokemongomap.info/gym/cell-barnes-orchard/954429</text:a></text:p>
          </table:table-cell>
          <table:table-cell table:style-name="ce2" office:value-type="string" calcext:value-type="string">
            <text:p>cell-barnes-orchard</text:p>
          </table:table-cell>
          <table:table-cell table:style-name="ce2" office:value-type="float" office:value="954429" calcext:value-type="float">
            <text:p>954429</text:p>
          </table:table-cell>
          <table:table-cell table:style-name="ce2" office:value-type="float" office:value="51.739295" calcext:value-type="float">
            <text:p>51.739295</text:p>
          </table:table-cell>
          <table:table-cell table:style-name="ce2" office:value-type="float" office:value="-0.304385" calcext:value-type="float">
            <text:p>-0.304385</text:p>
          </table:table-cell>
          <table:table-cell table:style-name="ce2" office:value-type="string" calcext:value-type="string">
            <text:p>Highfield&amp;Tyttenhan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ity of St. Alban Marker</text:p>
          </table:table-cell>
          <table:table-cell table:style-name="ce2" office:value-type="string" calcext:value-type="string">
            <text:p><text:a xlink:href="https://www.pokemongomap.info/gym/city-of-st-alban-marker/16959" xlink:type="simple">https://www.pokemongomap.info/gym/city-of-st-alban-marker/16959</text:a></text:p>
          </table:table-cell>
          <table:table-cell table:style-name="ce2" office:value-type="string" calcext:value-type="string">
            <text:p>city-of-st-alban-marker</text:p>
          </table:table-cell>
          <table:table-cell table:style-name="ce2" office:value-type="float" office:value="16959" calcext:value-type="float">
            <text:p>16959</text:p>
          </table:table-cell>
          <table:table-cell table:style-name="ce2" office:value-type="float" office:value="51.743109" calcext:value-type="float">
            <text:p>51.743109</text:p>
          </table:table-cell>
          <table:table-cell table:style-name="ce2" office:value-type="float" office:value="-0.303469" calcext:value-type="float">
            <text:p>-0.303469</text:p>
          </table:table-cell>
          <table:table-cell table:style-name="ce2" office:value-type="string" calcext:value-type="string">
            <text:p>Highfield&amp;Tyttenhan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iamond Jubilee Torch</text:p>
          </table:table-cell>
          <table:table-cell table:style-name="ce2" office:value-type="string" calcext:value-type="string">
            <text:p><text:a xlink:href="https://www.pokemongomap.info/gym/diamond-jubilee-torch/68020" xlink:type="simple">https://www.pokemongomap.info/gym/diamond-jubilee-torch/68020</text:a></text:p>
          </table:table-cell>
          <table:table-cell table:style-name="ce2" office:value-type="string" calcext:value-type="string">
            <text:p>diamond-jubilee-torch</text:p>
          </table:table-cell>
          <table:table-cell table:style-name="ce2" office:value-type="float" office:value="68020" calcext:value-type="float">
            <text:p>68020</text:p>
          </table:table-cell>
          <table:table-cell table:style-name="ce2" office:value-type="float" office:value="51.743262" calcext:value-type="float">
            <text:p>51.743262</text:p>
          </table:table-cell>
          <table:table-cell table:style-name="ce2" office:value-type="float" office:value="-0.293921" calcext:value-type="float">
            <text:p>-0.293921</text:p>
          </table:table-cell>
          <table:table-cell table:style-name="ce2" office:value-type="string" calcext:value-type="string">
            <text:p>Highfield&amp;Tyttenhan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ighfield Park - Tyttenhanger</text:p>
          </table:table-cell>
          <table:table-cell table:style-name="ce2" office:value-type="string" calcext:value-type="string">
            <text:p><text:a xlink:href="https://www.pokemongomap.info/gym/highfield-park-tyttenhanger/899418" xlink:type="simple">https://www.pokemongomap.info/gym/highfield-park-tyttenhanger/899418</text:a></text:p>
          </table:table-cell>
          <table:table-cell table:style-name="ce2" office:value-type="string" calcext:value-type="string">
            <text:p>highfield-park-tyttenhanger</text:p>
          </table:table-cell>
          <table:table-cell table:style-name="ce2" office:value-type="float" office:value="899418" calcext:value-type="float">
            <text:p>899418</text:p>
          </table:table-cell>
          <table:table-cell table:style-name="ce2" office:value-type="float" office:value="51.740246" calcext:value-type="float">
            <text:p>51.740246</text:p>
          </table:table-cell>
          <table:table-cell table:style-name="ce2" office:value-type="float" office:value="-0.296849" calcext:value-type="float">
            <text:p>-0.296849</text:p>
          </table:table-cell>
          <table:table-cell table:style-name="ce2" office:value-type="string" calcext:value-type="string">
            <text:p>Highfield&amp;Tyttenhan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ighfield Park Wooden Sculpture</text:p>
          </table:table-cell>
          <table:table-cell table:style-name="ce2" office:value-type="string" calcext:value-type="string">
            <text:p><text:a xlink:href="https://www.pokemongomap.info/gym/highfield-park-wooden-sculpture/682838" xlink:type="simple">https://www.pokemongomap.info/gym/highfield-park-wooden-sculpture/682838</text:a></text:p>
          </table:table-cell>
          <table:table-cell table:style-name="ce2" office:value-type="string" calcext:value-type="string">
            <text:p>highfield-park-wooden-sculpture</text:p>
          </table:table-cell>
          <table:table-cell table:style-name="ce2" office:value-type="float" office:value="682838" calcext:value-type="float">
            <text:p>682838</text:p>
          </table:table-cell>
          <table:table-cell table:style-name="ce2" office:value-type="float" office:value="51.746511" calcext:value-type="float">
            <text:p>51.746511</text:p>
          </table:table-cell>
          <table:table-cell table:style-name="ce2" office:value-type="float" office:value="-0.29556" calcext:value-type="float">
            <text:p>-0.29556</text:p>
          </table:table-cell>
          <table:table-cell table:style-name="ce2" office:value-type="string" calcext:value-type="string">
            <text:p>Highfield&amp;Tyttenhan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Albans Royal Mail Sorting Office</text:p>
          </table:table-cell>
          <table:table-cell table:style-name="ce2" office:value-type="string" calcext:value-type="string">
            <text:p><text:a xlink:href="https://www.pokemongomap.info/gym/st-albans-royal-mail-sorting-office/565533" xlink:type="simple">https://www.pokemongomap.info/gym/st-albans-royal-mail-sorting-office/565533</text:a></text:p>
          </table:table-cell>
          <table:table-cell table:style-name="ce2" office:value-type="string" calcext:value-type="string">
            <text:p>st-albans-royal-mail-sorting-office</text:p>
          </table:table-cell>
          <table:table-cell table:style-name="ce2" office:value-type="float" office:value="565533" calcext:value-type="float">
            <text:p>565533</text:p>
          </table:table-cell>
          <table:table-cell table:style-name="ce2" office:value-type="float" office:value="51.747544" calcext:value-type="float">
            <text:p>51.747544</text:p>
          </table:table-cell>
          <table:table-cell table:style-name="ce2" office:value-type="float" office:value="-0.302391" calcext:value-type="float">
            <text:p>-0.302391</text:p>
          </table:table-cell>
          <table:table-cell table:style-name="ce2" office:value-type="string" calcext:value-type="string">
            <text:p>Highfield&amp;Tyttenhan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. Albans Rugby Club</text:p>
          </table:table-cell>
          <table:table-cell table:style-name="ce2" office:value-type="string" calcext:value-type="string">
            <text:p><text:a xlink:href="https://www.pokemongomap.info/gym/st-albans-rugby-club/624213" xlink:type="simple">https://www.pokemongomap.info/gym/st-albans-rugby-club/624213</text:a></text:p>
          </table:table-cell>
          <table:table-cell table:style-name="ce2" office:value-type="string" calcext:value-type="string">
            <text:p>st-albans-rugby-club</text:p>
          </table:table-cell>
          <table:table-cell table:style-name="ce2" office:value-type="float" office:value="624213" calcext:value-type="float">
            <text:p>624213</text:p>
          </table:table-cell>
          <table:table-cell table:style-name="ce2" office:value-type="float" office:value="51.754154" calcext:value-type="float">
            <text:p>51.754154</text:p>
          </table:table-cell>
          <table:table-cell table:style-name="ce2" office:value-type="float" office:value="-0.272345" calcext:value-type="float">
            <text:p>-0.272345</text:p>
          </table:table-cell>
          <table:table-cell table:style-name="ce2" office:value-type="string" calcext:value-type="string">
            <text:p>Highfield&amp;Tyttenhan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Plough</text:p>
          </table:table-cell>
          <table:table-cell table:style-name="ce2" office:value-type="string" calcext:value-type="string">
            <text:p><text:a xlink:href="https://www.pokemongomap.info/gym/the-plough/714114" xlink:type="simple">https://www.pokemongomap.info/gym/the-plough/714114</text:a></text:p>
          </table:table-cell>
          <table:table-cell table:style-name="ce2" office:value-type="string" calcext:value-type="string">
            <text:p>the-plough</text:p>
          </table:table-cell>
          <table:table-cell table:style-name="ce2" office:value-type="float" office:value="714114" calcext:value-type="float">
            <text:p>714114</text:p>
          </table:table-cell>
          <table:table-cell table:style-name="ce2" office:value-type="float" office:value="51.739596" calcext:value-type="float">
            <text:p>51.739596</text:p>
          </table:table-cell>
          <table:table-cell table:style-name="ce2" office:value-type="float" office:value="-0.2892" calcext:value-type="float">
            <text:p>-0.2892</text:p>
          </table:table-cell>
          <table:table-cell table:style-name="ce2" office:value-type="string" calcext:value-type="string">
            <text:p>Highfield&amp;Tyttenhan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yttenhanger Green Sign</text:p>
          </table:table-cell>
          <table:table-cell table:style-name="ce2" office:value-type="string" calcext:value-type="string">
            <text:p><text:a xlink:href="https://www.pokemongomap.info/gym/tyttenhanger-green-sign/161422" xlink:type="simple">https://www.pokemongomap.info/gym/tyttenhanger-green-sign/161422</text:a></text:p>
          </table:table-cell>
          <table:table-cell table:style-name="ce2" office:value-type="string" calcext:value-type="string">
            <text:p>tyttenhanger-green-sign</text:p>
          </table:table-cell>
          <table:table-cell table:style-name="ce2" office:value-type="float" office:value="161422" calcext:value-type="float">
            <text:p>161422</text:p>
          </table:table-cell>
          <table:table-cell table:style-name="ce2" office:value-type="float" office:value="51.738217" calcext:value-type="float">
            <text:p>51.738217</text:p>
          </table:table-cell>
          <table:table-cell table:style-name="ce2" office:value-type="float" office:value="-0.29389" calcext:value-type="float">
            <text:p>-0.29389</text:p>
          </table:table-cell>
          <table:table-cell table:style-name="ce2" office:value-type="string" calcext:value-type="string">
            <text:p>Highfield&amp;Tyttenhan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ildlife Totem</text:p>
          </table:table-cell>
          <table:table-cell table:style-name="ce2" office:value-type="string" calcext:value-type="string">
            <text:p><text:a xlink:href="https://www.pokemongomap.info/gym/wildlife-totem/733426" xlink:type="simple">https://www.pokemongomap.info/gym/wildlife-totem/733426</text:a></text:p>
          </table:table-cell>
          <table:table-cell table:style-name="ce2" office:value-type="string" calcext:value-type="string">
            <text:p>wildlife-totem</text:p>
          </table:table-cell>
          <table:table-cell table:style-name="ce2" office:value-type="float" office:value="733426" calcext:value-type="float">
            <text:p>733426</text:p>
          </table:table-cell>
          <table:table-cell table:style-name="ce2" office:value-type="float" office:value="51.743706" calcext:value-type="float">
            <text:p>51.743706</text:p>
          </table:table-cell>
          <table:table-cell table:style-name="ce2" office:value-type="float" office:value="-0.302328" calcext:value-type="float">
            <text:p>-0.302328</text:p>
          </table:table-cell>
          <table:table-cell table:style-name="ce2" office:value-type="string" calcext:value-type="string">
            <text:p>Highfield&amp;Tyttenhan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ersey Farm Play Area</text:p>
          </table:table-cell>
          <table:table-cell table:style-name="ce2" office:value-type="string" calcext:value-type="string">
            <text:p><text:a xlink:href="https://www.pokemongomap.info/gym/jersey-farm-play-area/123223" xlink:type="simple">https://www.pokemongomap.info/gym/jersey-farm-play-area/123223</text:a></text:p>
          </table:table-cell>
          <table:table-cell table:style-name="ce2" office:value-type="string" calcext:value-type="string">
            <text:p>jersey-farm-play-area</text:p>
          </table:table-cell>
          <table:table-cell table:style-name="ce2" office:value-type="float" office:value="123223" calcext:value-type="float">
            <text:p>123223</text:p>
          </table:table-cell>
          <table:table-cell table:style-name="ce2" office:value-type="float" office:value="51.767716" calcext:value-type="float">
            <text:p>51.767716</text:p>
          </table:table-cell>
          <table:table-cell table:style-name="ce2" office:value-type="float" office:value="-0.296803" calcext:value-type="float">
            <text:p>-0.296803</text:p>
          </table:table-cell>
          <table:table-cell table:style-name="ce2" office:value-type="string" calcext:value-type="string">
            <text:p>Jersey Far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ewgate Close Play Area I</text:p>
          </table:table-cell>
          <table:table-cell table:style-name="ce2" office:value-type="string" calcext:value-type="string">
            <text:p><text:a xlink:href="https://www.pokemongomap.info/gym/newgate-close-play-area-i/410726" xlink:type="simple">https://www.pokemongomap.info/gym/newgate-close-play-area-i/410726</text:a></text:p>
          </table:table-cell>
          <table:table-cell table:style-name="ce2" office:value-type="string" calcext:value-type="string">
            <text:p>newgate-close-play-area-i</text:p>
          </table:table-cell>
          <table:table-cell table:style-name="ce2" office:value-type="float" office:value="410726" calcext:value-type="float">
            <text:p>410726</text:p>
          </table:table-cell>
          <table:table-cell table:style-name="ce2" office:value-type="float" office:value="51.763552" calcext:value-type="float">
            <text:p>51.763552</text:p>
          </table:table-cell>
          <table:table-cell table:style-name="ce2" office:value-type="float" office:value="-0.293346" calcext:value-type="float">
            <text:p>-0.293346</text:p>
          </table:table-cell>
          <table:table-cell table:style-name="ce2" office:value-type="string" calcext:value-type="string">
            <text:p>Jersey Far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Albans Cycles</text:p>
          </table:table-cell>
          <table:table-cell table:style-name="ce2" office:value-type="string" calcext:value-type="string">
            <text:p><text:a xlink:href="https://www.pokemongomap.info/gym/st-albans-cycles/1137631" xlink:type="simple">https://www.pokemongomap.info/gym/st-albans-cycles/1137631</text:a></text:p>
          </table:table-cell>
          <table:table-cell table:style-name="ce2" office:value-type="string" calcext:value-type="string">
            <text:p>st-albans-cycles</text:p>
          </table:table-cell>
          <table:table-cell table:style-name="ce2" office:value-type="float" office:value="1137631" calcext:value-type="float">
            <text:p>1137631</text:p>
          </table:table-cell>
          <table:table-cell table:style-name="ce2" office:value-type="float" office:value="51.769832" calcext:value-type="float">
            <text:p>51.769832</text:p>
          </table:table-cell>
          <table:table-cell table:style-name="ce2" office:value-type="float" office:value="-0.297819" calcext:value-type="float">
            <text:p>-0.297819</text:p>
          </table:table-cell>
          <table:table-cell table:style-name="ce2" office:value-type="string" calcext:value-type="string">
            <text:p>Jersey Far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irklands Park Sign</text:p>
          </table:table-cell>
          <table:table-cell table:style-name="ce2" office:value-type="string" calcext:value-type="string">
            <text:p><text:a xlink:href="https://www.pokemongomap.info/gym/birklands-park-sign/1011838" xlink:type="simple">https://www.pokemongomap.info/gym/birklands-park-sign/1011838</text:a></text:p>
          </table:table-cell>
          <table:table-cell table:style-name="ce2" office:value-type="string" calcext:value-type="string">
            <text:p>birklands-park-sign</text:p>
          </table:table-cell>
          <table:table-cell table:style-name="ce2" office:value-type="float" office:value="1011838" calcext:value-type="float">
            <text:p>1011838</text:p>
          </table:table-cell>
          <table:table-cell table:style-name="ce2" office:value-type="float" office:value="51.732754" calcext:value-type="float">
            <text:p>51.732754</text:p>
          </table:table-cell>
          <table:table-cell table:style-name="ce2" office:value-type="float" office:value="-0.306681" calcext:value-type="float">
            <text:p>-0.306681</text:p>
          </table:table-cell>
          <table:table-cell table:style-name="ce2" office:value-type="string" calcext:value-type="string">
            <text:p>London Coln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rving London Colney</text:p>
          </table:table-cell>
          <table:table-cell table:style-name="ce2" office:value-type="string" calcext:value-type="string">
            <text:p><text:a xlink:href="https://www.pokemongomap.info/gym/carving-london-colney/976218" xlink:type="simple">https://www.pokemongomap.info/gym/carving-london-colney/976218</text:a></text:p>
          </table:table-cell>
          <table:table-cell table:style-name="ce2" office:value-type="string" calcext:value-type="string">
            <text:p>carving-london-colney</text:p>
          </table:table-cell>
          <table:table-cell table:style-name="ce2" office:value-type="float" office:value="976218" calcext:value-type="float">
            <text:p>976218</text:p>
          </table:table-cell>
          <table:table-cell table:style-name="ce2" office:value-type="float" office:value="51.719364" calcext:value-type="float">
            <text:p>51.719364</text:p>
          </table:table-cell>
          <table:table-cell table:style-name="ce2" office:value-type="float" office:value="-0.290681" calcext:value-type="float">
            <text:p>-0.290681</text:p>
          </table:table-cell>
          <table:table-cell table:style-name="ce2" office:value-type="string" calcext:value-type="string">
            <text:p>London Coln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oney Bunny</text:p>
          </table:table-cell>
          <table:table-cell table:style-name="ce2" office:value-type="string" calcext:value-type="string">
            <text:p><text:a xlink:href="https://www.pokemongomap.info/gym/honey-bunny/1048017" xlink:type="simple">https://www.pokemongomap.info/gym/honey-bunny/1048017</text:a></text:p>
          </table:table-cell>
          <table:table-cell table:style-name="ce2" office:value-type="string" calcext:value-type="string">
            <text:p>honey-bunny</text:p>
          </table:table-cell>
          <table:table-cell table:style-name="ce2" office:value-type="float" office:value="1048017" calcext:value-type="float">
            <text:p>1048017</text:p>
          </table:table-cell>
          <table:table-cell table:style-name="ce2" office:value-type="float" office:value="51.728438" calcext:value-type="float">
            <text:p>51.728438</text:p>
          </table:table-cell>
          <table:table-cell table:style-name="ce2" office:value-type="float" office:value="-0.301711" calcext:value-type="float">
            <text:p>-0.301711</text:p>
          </table:table-cell>
          <table:table-cell table:style-name="ce2" office:value-type="string" calcext:value-type="string">
            <text:p>London Coln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n Fond Memory Of Leonard Laidlaw</text:p>
          </table:table-cell>
          <table:table-cell table:style-name="ce2" office:value-type="string" calcext:value-type="string">
            <text:p><text:a xlink:href="https://www.pokemongomap.info/gym/in-fond-memory-of-leonard-laidlaw/684576" xlink:type="simple">https://www.pokemongomap.info/gym/in-fond-memory-of-leonard-laidlaw/684576</text:a></text:p>
          </table:table-cell>
          <table:table-cell table:style-name="ce2" office:value-type="string" calcext:value-type="string">
            <text:p>in-fond-memory-of-leonard-laidlaw</text:p>
          </table:table-cell>
          <table:table-cell table:style-name="ce2" office:value-type="float" office:value="684576" calcext:value-type="float">
            <text:p>684576</text:p>
          </table:table-cell>
          <table:table-cell table:style-name="ce2" office:value-type="float" office:value="51.715523" calcext:value-type="float">
            <text:p>51.715523</text:p>
          </table:table-cell>
          <table:table-cell table:style-name="ce2" office:value-type="float" office:value="-0.298997" calcext:value-type="float">
            <text:p>-0.298997</text:p>
          </table:table-cell>
          <table:table-cell table:style-name="ce2" office:value-type="string" calcext:value-type="string">
            <text:p>London Coln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ibrary - London Colney</text:p>
          </table:table-cell>
          <table:table-cell table:style-name="ce2" office:value-type="string" calcext:value-type="string">
            <text:p><text:a xlink:href="https://www.pokemongomap.info/gym/library-london-colney/1143951" xlink:type="simple">https://www.pokemongomap.info/gym/library-london-colney/1143951</text:a></text:p>
          </table:table-cell>
          <table:table-cell table:style-name="ce2" office:value-type="string" calcext:value-type="string">
            <text:p>library-london-colney</text:p>
          </table:table-cell>
          <table:table-cell table:style-name="ce2" office:value-type="float" office:value="1143951" calcext:value-type="float">
            <text:p>1143951</text:p>
          </table:table-cell>
          <table:table-cell table:style-name="ce2" office:value-type="float" office:value="51.722934" calcext:value-type="float">
            <text:p>51.722934</text:p>
          </table:table-cell>
          <table:table-cell table:style-name="ce2" office:value-type="float" office:value="-0.299383" calcext:value-type="float">
            <text:p>-0.299383</text:p>
          </table:table-cell>
          <table:table-cell table:style-name="ce2" office:value-type="string" calcext:value-type="string">
            <text:p>London Coln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ink Chicken</text:p>
          </table:table-cell>
          <table:table-cell table:style-name="ce2" office:value-type="string" calcext:value-type="string">
            <text:p><text:a xlink:href="https://www.pokemongomap.info/gym/pink-chicken/782899" xlink:type="simple">https://www.pokemongomap.info/gym/pink-chicken/782899</text:a></text:p>
          </table:table-cell>
          <table:table-cell table:style-name="ce2" office:value-type="string" calcext:value-type="string">
            <text:p>pink-chicken</text:p>
          </table:table-cell>
          <table:table-cell table:style-name="ce2" office:value-type="float" office:value="782899" calcext:value-type="float">
            <text:p>782899</text:p>
          </table:table-cell>
          <table:table-cell table:style-name="ce2" office:value-type="float" office:value="51.717629" calcext:value-type="float">
            <text:p>51.717629</text:p>
          </table:table-cell>
          <table:table-cell table:style-name="ce2" office:value-type="float" office:value="-0.288757" calcext:value-type="float">
            <text:p>-0.288757</text:p>
          </table:table-cell>
          <table:table-cell table:style-name="ce2" office:value-type="string" calcext:value-type="string">
            <text:p>London Coln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itch 4</text:p>
          </table:table-cell>
          <table:table-cell table:style-name="ce2" office:value-type="string" calcext:value-type="string">
            <text:p><text:a xlink:href="https://www.pokemongomap.info/gym/pitch-4/542575" xlink:type="simple">https://www.pokemongomap.info/gym/pitch-4/542575</text:a></text:p>
          </table:table-cell>
          <table:table-cell table:style-name="ce2" office:value-type="string" calcext:value-type="string">
            <text:p>pitch-4</text:p>
          </table:table-cell>
          <table:table-cell table:style-name="ce2" office:value-type="float" office:value="542575" calcext:value-type="float">
            <text:p>542575</text:p>
          </table:table-cell>
          <table:table-cell table:style-name="ce2" office:value-type="float" office:value="51.728279" calcext:value-type="float">
            <text:p>51.728279</text:p>
          </table:table-cell>
          <table:table-cell table:style-name="ce2" office:value-type="float" office:value="-0.303049" calcext:value-type="float">
            <text:p>-0.303049</text:p>
          </table:table-cell>
          <table:table-cell table:style-name="ce2" office:value-type="string" calcext:value-type="string">
            <text:p>London Coln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Golden Lion</text:p>
          </table:table-cell>
          <table:table-cell table:style-name="ce2" office:value-type="string" calcext:value-type="string">
            <text:p><text:a xlink:href="https://www.pokemongomap.info/gym/the-golden-lion/221673" xlink:type="simple">https://www.pokemongomap.info/gym/the-golden-lion/221673</text:a></text:p>
          </table:table-cell>
          <table:table-cell table:style-name="ce2" office:value-type="string" calcext:value-type="string">
            <text:p>the-golden-lion</text:p>
          </table:table-cell>
          <table:table-cell table:style-name="ce2" office:value-type="float" office:value="221673" calcext:value-type="float">
            <text:p>221673</text:p>
          </table:table-cell>
          <table:table-cell table:style-name="ce2" office:value-type="float" office:value="51.721891" calcext:value-type="float">
            <text:p>51.721891</text:p>
          </table:table-cell>
          <table:table-cell table:style-name="ce2" office:value-type="float" office:value="-0.293866" calcext:value-type="float">
            <text:p>-0.293866</text:p>
          </table:table-cell>
          <table:table-cell table:style-name="ce2" office:value-type="string" calcext:value-type="string">
            <text:p>London Coln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Old Clock Tower at Napsbury Park</text:p>
          </table:table-cell>
          <table:table-cell table:style-name="ce2" office:value-type="string" calcext:value-type="string">
            <text:p><text:a xlink:href="https://www.pokemongomap.info/gym/the-old-clock-tower-at-napsbury-park/892696" xlink:type="simple">https://www.pokemongomap.info/gym/the-old-clock-tower-at-napsbury-park/892696</text:a></text:p>
          </table:table-cell>
          <table:table-cell table:style-name="ce2" office:value-type="string" calcext:value-type="string">
            <text:p>the-old-clock-tower-at-napsbury-park</text:p>
          </table:table-cell>
          <table:table-cell table:style-name="ce2" office:value-type="float" office:value="892696" calcext:value-type="float">
            <text:p>892696</text:p>
          </table:table-cell>
          <table:table-cell table:style-name="ce2" office:value-type="float" office:value="51.722125" calcext:value-type="float">
            <text:p>51.722125</text:p>
          </table:table-cell>
          <table:table-cell table:style-name="ce2" office:value-type="float" office:value="-0.311737" calcext:value-type="float">
            <text:p>-0.311737</text:p>
          </table:table-cell>
          <table:table-cell table:style-name="ce2" office:value-type="string" calcext:value-type="string">
            <text:p>London Coln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illows Farm Falconry Sculpture</text:p>
          </table:table-cell>
          <table:table-cell table:style-name="ce2" office:value-type="string" calcext:value-type="string">
            <text:p><text:a xlink:href="https://www.pokemongomap.info/gym/willows-farm-falconry-sculpture/687886" xlink:type="simple">https://www.pokemongomap.info/gym/willows-farm-falconry-sculpture/687886</text:a></text:p>
          </table:table-cell>
          <table:table-cell table:style-name="ce2" office:value-type="string" calcext:value-type="string">
            <text:p>willows-farm-falconry-sculpture</text:p>
          </table:table-cell>
          <table:table-cell table:style-name="ce2" office:value-type="float" office:value="687886" calcext:value-type="float">
            <text:p>687886</text:p>
          </table:table-cell>
          <table:table-cell table:style-name="ce2" office:value-type="float" office:value="51.722517" calcext:value-type="float">
            <text:p>51.722517</text:p>
          </table:table-cell>
          <table:table-cell table:style-name="ce2" office:value-type="float" office:value="-0.282134" calcext:value-type="float">
            <text:p>-0.282134</text:p>
          </table:table-cell>
          <table:table-cell table:style-name="ce2" office:value-type="string" calcext:value-type="string">
            <text:p>London Coln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omewood Road United Reform Church</text:p>
          </table:table-cell>
          <table:table-cell table:style-name="ce2" office:value-type="string" calcext:value-type="string">
            <text:p><text:a xlink:href="https://www.pokemongomap.info/gym/homewood-road-united-reform-church/470760" xlink:type="simple">https://www.pokemongomap.info/gym/homewood-road-united-reform-church/470760</text:a></text:p>
          </table:table-cell>
          <table:table-cell table:style-name="ce2" office:value-type="string" calcext:value-type="string">
            <text:p>homewood-road-united-reform-church</text:p>
          </table:table-cell>
          <table:table-cell table:style-name="ce2" office:value-type="float" office:value="470760" calcext:value-type="float">
            <text:p>470760</text:p>
          </table:table-cell>
          <table:table-cell table:style-name="ce2" office:value-type="float" office:value="51.759482" calcext:value-type="float">
            <text:p>51.759482</text:p>
          </table:table-cell>
          <table:table-cell table:style-name="ce2" office:value-type="float" office:value="-0.312136" calcext:value-type="float">
            <text:p>-0.312136</text:p>
          </table:table-cell>
          <table:table-cell table:style-name="ce2" office:value-type="string" calcext:value-type="string">
            <text:p>Marshalswic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rshalswick Post Office</text:p>
          </table:table-cell>
          <table:table-cell table:style-name="ce2" office:value-type="string" calcext:value-type="string">
            <text:p><text:a xlink:href="https://www.pokemongomap.info/gym/marshalswick-post-office/300901" xlink:type="simple">https://www.pokemongomap.info/gym/marshalswick-post-office/300901</text:a></text:p>
          </table:table-cell>
          <table:table-cell table:style-name="ce2" office:value-type="string" calcext:value-type="string">
            <text:p>marshalswick-post-office</text:p>
          </table:table-cell>
          <table:table-cell table:style-name="ce2" office:value-type="float" office:value="300901" calcext:value-type="float">
            <text:p>300901</text:p>
          </table:table-cell>
          <table:table-cell table:style-name="ce2" office:value-type="float" office:value="51.764173" calcext:value-type="float">
            <text:p>51.764173</text:p>
          </table:table-cell>
          <table:table-cell table:style-name="ce2" office:value-type="float" office:value="-0.30671" calcext:value-type="float">
            <text:p>-0.30671</text:p>
          </table:table-cell>
          <table:table-cell table:style-name="ce2" office:value-type="string" calcext:value-type="string">
            <text:p>Marshalswic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ree Art</text:p>
          </table:table-cell>
          <table:table-cell table:style-name="ce2" office:value-type="string" calcext:value-type="string">
            <text:p><text:a xlink:href="https://www.pokemongomap.info/gym/tree-art/250373" xlink:type="simple">https://www.pokemongomap.info/gym/tree-art/250373</text:a></text:p>
          </table:table-cell>
          <table:table-cell table:style-name="ce2" office:value-type="string" calcext:value-type="string">
            <text:p>tree-art</text:p>
          </table:table-cell>
          <table:table-cell table:style-name="ce2" office:value-type="float" office:value="250373" calcext:value-type="float">
            <text:p>250373</text:p>
          </table:table-cell>
          <table:table-cell table:style-name="ce2" office:value-type="float" office:value="51.760203" calcext:value-type="float">
            <text:p>51.760203</text:p>
          </table:table-cell>
          <table:table-cell table:style-name="ce2" office:value-type="float" office:value="-0.307611" calcext:value-type="float">
            <text:p>-0.307611</text:p>
          </table:table-cell>
          <table:table-cell table:style-name="ce2" office:value-type="string" calcext:value-type="string">
            <text:p>Marshalswic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ernard's Heath</text:p>
          </table:table-cell>
          <table:table-cell table:style-name="ce2" office:value-type="string" calcext:value-type="string">
            <text:p><text:a xlink:href="https://www.pokemongomap.info/gym/bernard-039-s-heath/1181087" xlink:type="simple">https://www.pokemongomap.info/gym/bernard-039-s-heath/1181087</text:a></text:p>
          </table:table-cell>
          <table:table-cell table:style-name="ce2" office:value-type="string" calcext:value-type="string">
            <text:p>bernard-039-s-heath</text:p>
          </table:table-cell>
          <table:table-cell table:style-name="ce2" office:value-type="float" office:value="1181087" calcext:value-type="float">
            <text:p>1181087</text:p>
          </table:table-cell>
          <table:table-cell table:style-name="ce2" office:value-type="float" office:value="51.760895" calcext:value-type="float">
            <text:p>51.760895</text:p>
          </table:table-cell>
          <table:table-cell table:style-name="ce2" office:value-type="float" office:value="-0.333677" calcext:value-type="float">
            <text:p>-0.333677</text:p>
          </table:table-cell>
          <table:table-cell table:style-name="ce2" office:value-type="string" calcext:value-type="string">
            <text:p>Marshalswick We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Saviour's Church</text:p>
          </table:table-cell>
          <table:table-cell table:style-name="ce2" office:value-type="string" calcext:value-type="string">
            <text:p><text:a xlink:href="https://www.pokemongomap.info/gym/st-saviour-039-s-church/799908" xlink:type="simple">https://www.pokemongomap.info/gym/st-saviour-039-s-church/799908</text:a></text:p>
          </table:table-cell>
          <table:table-cell table:style-name="ce2" office:value-type="string" calcext:value-type="string">
            <text:p>st-saviour-039-s-church</text:p>
          </table:table-cell>
          <table:table-cell table:style-name="ce2" office:value-type="float" office:value="799908" calcext:value-type="float">
            <text:p>799908</text:p>
          </table:table-cell>
          <table:table-cell table:style-name="ce2" office:value-type="float" office:value="51.75843" calcext:value-type="float">
            <text:p>51.75843</text:p>
          </table:table-cell>
          <table:table-cell table:style-name="ce2" office:value-type="float" office:value="-0.326878" calcext:value-type="float">
            <text:p>-0.326878</text:p>
          </table:table-cell>
          <table:table-cell table:style-name="ce2" office:value-type="string" calcext:value-type="string">
            <text:p>Marshalswick We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Ancient Briton</text:p>
          </table:table-cell>
          <table:table-cell table:style-name="ce2" office:value-type="string" calcext:value-type="string">
            <text:p><text:a xlink:href="https://www.pokemongomap.info/gym/the-ancient-briton/768520" xlink:type="simple">https://www.pokemongomap.info/gym/the-ancient-briton/768520</text:a></text:p>
          </table:table-cell>
          <table:table-cell table:style-name="ce2" office:value-type="string" calcext:value-type="string">
            <text:p>the-ancient-briton</text:p>
          </table:table-cell>
          <table:table-cell table:style-name="ce2" office:value-type="float" office:value="768520" calcext:value-type="float">
            <text:p>768520</text:p>
          </table:table-cell>
          <table:table-cell table:style-name="ce2" office:value-type="float" office:value="51.765461" calcext:value-type="float">
            <text:p>51.765461</text:p>
          </table:table-cell>
          <table:table-cell table:style-name="ce2" office:value-type="float" office:value="-0.335355" calcext:value-type="float">
            <text:p>-0.335355</text:p>
          </table:table-cell>
          <table:table-cell table:style-name="ce2" office:value-type="string" calcext:value-type="string">
            <text:p>Marshalswick We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hrist Church</text:p>
          </table:table-cell>
          <table:table-cell table:style-name="ce2" office:value-type="string" calcext:value-type="string">
            <text:p><text:a xlink:href="https://www.pokemongomap.info/gym/christ-church/745193" xlink:type="simple">https://www.pokemongomap.info/gym/christ-church/745193</text:a></text:p>
          </table:table-cell>
          <table:table-cell table:style-name="ce2" office:value-type="string" calcext:value-type="string">
            <text:p>christ-church</text:p>
          </table:table-cell>
          <table:table-cell table:style-name="ce2" office:value-type="float" office:value="745193" calcext:value-type="float">
            <text:p>745193</text:p>
          </table:table-cell>
          <table:table-cell table:style-name="ce2" office:value-type="float" office:value="51.679876" calcext:value-type="float">
            <text:p>51.679876</text:p>
          </table:table-cell>
          <table:table-cell table:style-name="ce2" office:value-type="float" office:value="-0.315455" calcext:value-type="float">
            <text:p>-0.315455</text:p>
          </table:table-cell>
          <table:table-cell table:style-name="ce2" office:value-type="string" calcext:value-type="string">
            <text:p>Misc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orhambury</text:p>
          </table:table-cell>
          <table:table-cell table:style-name="ce2" office:value-type="string" calcext:value-type="string">
            <text:p><text:a xlink:href="https://www.pokemongomap.info/gym/gorhambury/657821" xlink:type="simple">https://www.pokemongomap.info/gym/gorhambury/657821</text:a></text:p>
          </table:table-cell>
          <table:table-cell table:style-name="ce2" office:value-type="string" calcext:value-type="string">
            <text:p>gorhambury</text:p>
          </table:table-cell>
          <table:table-cell table:style-name="ce2" office:value-type="float" office:value="657821" calcext:value-type="float">
            <text:p>657821</text:p>
          </table:table-cell>
          <table:table-cell table:style-name="ce2" office:value-type="float" office:value="51.759758" calcext:value-type="float">
            <text:p>51.759758</text:p>
          </table:table-cell>
          <table:table-cell table:style-name="ce2" office:value-type="float" office:value="-0.386773" calcext:value-type="float">
            <text:p>-0.386773</text:p>
          </table:table-cell>
          <table:table-cell table:style-name="ce2" office:value-type="string" calcext:value-type="string">
            <text:p>Misc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ouse on the Rock Church</text:p>
          </table:table-cell>
          <table:table-cell table:style-name="ce2" office:value-type="string" calcext:value-type="string">
            <text:p><text:a xlink:href="https://www.pokemongomap.info/gym/house-on-the-rock-church/465336" xlink:type="simple">https://www.pokemongomap.info/gym/house-on-the-rock-church/465336</text:a></text:p>
          </table:table-cell>
          <table:table-cell table:style-name="ce2" office:value-type="string" calcext:value-type="string">
            <text:p>house-on-the-rock-church</text:p>
          </table:table-cell>
          <table:table-cell table:style-name="ce2" office:value-type="float" office:value="465336" calcext:value-type="float">
            <text:p>465336</text:p>
          </table:table-cell>
          <table:table-cell table:style-name="ce2" office:value-type="float" office:value="51.763479" calcext:value-type="float">
            <text:p>51.763479</text:p>
          </table:table-cell>
          <table:table-cell table:style-name="ce2" office:value-type="float" office:value="-0.223066" calcext:value-type="float">
            <text:p>-0.223066</text:p>
          </table:table-cell>
          <table:table-cell table:style-name="ce2" office:value-type="string" calcext:value-type="string">
            <text:p>Misc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. Anthony of Padua</text:p>
          </table:table-cell>
          <table:table-cell table:style-name="ce2" office:value-type="string" calcext:value-type="string">
            <text:p><text:a xlink:href="https://www.pokemongomap.info/gym/st-anthony-of-padua/952448" xlink:type="simple">https://www.pokemongomap.info/gym/st-anthony-of-padua/952448</text:a></text:p>
          </table:table-cell>
          <table:table-cell table:style-name="ce2" office:value-type="string" calcext:value-type="string">
            <text:p>st-anthony-of-padua</text:p>
          </table:table-cell>
          <table:table-cell table:style-name="ce2" office:value-type="float" office:value="952448" calcext:value-type="float">
            <text:p>952448</text:p>
          </table:table-cell>
          <table:table-cell table:style-name="ce2" office:value-type="float" office:value="51.68368" calcext:value-type="float">
            <text:p>51.68368</text:p>
          </table:table-cell>
          <table:table-cell table:style-name="ce2" office:value-type="float" office:value="-0.319232" calcext:value-type="float">
            <text:p>-0.319232</text:p>
          </table:table-cell>
          <table:table-cell table:style-name="ce2" office:value-type="string" calcext:value-type="string">
            <text:p>Misc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Holly Bush</text:p>
          </table:table-cell>
          <table:table-cell table:style-name="ce2" office:value-type="string" calcext:value-type="string">
            <text:p><text:a xlink:href="https://www.pokemongomap.info/gym/the-holly-bush/830177" xlink:type="simple">https://www.pokemongomap.info/gym/the-holly-bush/830177</text:a></text:p>
          </table:table-cell>
          <table:table-cell table:style-name="ce2" office:value-type="string" calcext:value-type="string">
            <text:p>the-holly-bush</text:p>
          </table:table-cell>
          <table:table-cell table:style-name="ce2" office:value-type="float" office:value="830177" calcext:value-type="float">
            <text:p>830177</text:p>
          </table:table-cell>
          <table:table-cell table:style-name="ce2" office:value-type="float" office:value="51.734799" calcext:value-type="float">
            <text:p>51.734799</text:p>
          </table:table-cell>
          <table:table-cell table:style-name="ce2" office:value-type="float" office:value="-0.384102" calcext:value-type="float">
            <text:p>-0.384102</text:p>
          </table:table-cell>
          <table:table-cell table:style-name="ce2" office:value-type="string" calcext:value-type="string">
            <text:p>Misc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Hope &amp; Anchor</text:p>
          </table:table-cell>
          <table:table-cell table:style-name="ce2" office:value-type="string" calcext:value-type="string">
            <text:p><text:a xlink:href="https://www.pokemongomap.info/gym/the-hope-anchor/1157830" xlink:type="simple">https://www.pokemongomap.info/gym/the-hope-anchor/1157830</text:a></text:p>
          </table:table-cell>
          <table:table-cell table:style-name="ce2" office:value-type="string" calcext:value-type="string">
            <text:p>the-hope-anchor</text:p>
          </table:table-cell>
          <table:table-cell table:style-name="ce2" office:value-type="float" office:value="1157830" calcext:value-type="float">
            <text:p>1157830</text:p>
          </table:table-cell>
          <table:table-cell table:style-name="ce2" office:value-type="float" office:value="51.733265" calcext:value-type="float">
            <text:p>51.733265</text:p>
          </table:table-cell>
          <table:table-cell table:style-name="ce2" office:value-type="float" office:value="-0.217685" calcext:value-type="float">
            <text:p>-0.217685</text:p>
          </table:table-cell>
          <table:table-cell table:style-name="ce2" office:value-type="string" calcext:value-type="string">
            <text:p>Misc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Hopfields</text:p>
          </table:table-cell>
          <table:table-cell table:style-name="ce2" office:value-type="string" calcext:value-type="string">
            <text:p><text:a xlink:href="https://www.pokemongomap.info/gym/the-hopfields/488870" xlink:type="simple">https://www.pokemongomap.info/gym/the-hopfields/488870</text:a></text:p>
          </table:table-cell>
          <table:table-cell table:style-name="ce2" office:value-type="string" calcext:value-type="string">
            <text:p>the-hopfields</text:p>
          </table:table-cell>
          <table:table-cell table:style-name="ce2" office:value-type="float" office:value="488870" calcext:value-type="float">
            <text:p>488870</text:p>
          </table:table-cell>
          <table:table-cell table:style-name="ce2" office:value-type="float" office:value="51.771048" calcext:value-type="float">
            <text:p>51.771048</text:p>
          </table:table-cell>
          <table:table-cell table:style-name="ce2" office:value-type="float" office:value="-0.223842" calcext:value-type="float">
            <text:p>-0.223842</text:p>
          </table:table-cell>
          <table:table-cell table:style-name="ce2" office:value-type="string" calcext:value-type="string">
            <text:p>Misc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erulam Consultants</text:p>
          </table:table-cell>
          <table:table-cell table:style-name="ce2" office:value-type="string" calcext:value-type="string">
            <text:p><text:a xlink:href="https://www.pokemongomap.info/gym/verulam-consultants/749198" xlink:type="simple">https://www.pokemongomap.info/gym/verulam-consultants/749198</text:a></text:p>
          </table:table-cell>
          <table:table-cell table:style-name="ce2" office:value-type="string" calcext:value-type="string">
            <text:p>verulam-consultants</text:p>
          </table:table-cell>
          <table:table-cell table:style-name="ce2" office:value-type="float" office:value="749198" calcext:value-type="float">
            <text:p>749198</text:p>
          </table:table-cell>
          <table:table-cell table:style-name="ce2" office:value-type="float" office:value="51.759695" calcext:value-type="float">
            <text:p>51.759695</text:p>
          </table:table-cell>
          <table:table-cell table:style-name="ce2" office:value-type="float" office:value="-0.34216" calcext:value-type="float">
            <text:p>-0.34216</text:p>
          </table:table-cell>
          <table:table-cell table:style-name="ce2" office:value-type="string" calcext:value-type="string">
            <text:p>Misc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hrist Church St Albans</text:p>
          </table:table-cell>
          <table:table-cell table:style-name="ce2" office:value-type="string" calcext:value-type="string">
            <text:p><text:a xlink:href="https://www.pokemongomap.info/gym/christ-church-st-albans/758075" xlink:type="simple">https://www.pokemongomap.info/gym/christ-church-st-albans/758075</text:a></text:p>
          </table:table-cell>
          <table:table-cell table:style-name="ce2" office:value-type="string" calcext:value-type="string">
            <text:p>christ-church-st-albans</text:p>
          </table:table-cell>
          <table:table-cell table:style-name="ce2" office:value-type="float" office:value="758075" calcext:value-type="float">
            <text:p>758075</text:p>
          </table:table-cell>
          <table:table-cell table:style-name="ce2" office:value-type="float" office:value="51.769309" calcext:value-type="float">
            <text:p>51.769309</text:p>
          </table:table-cell>
          <table:table-cell table:style-name="ce2" office:value-type="float" office:value="-0.339997" calcext:value-type="float">
            <text:p>-0.339997</text:p>
          </table:table-cell>
          <table:table-cell table:style-name="ce2" office:value-type="string" calcext:value-type="string">
            <text:p>New Green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Albans North Town Marker</text:p>
          </table:table-cell>
          <table:table-cell table:style-name="ce2" office:value-type="string" calcext:value-type="string">
            <text:p><text:a xlink:href="https://www.pokemongomap.info/gym/st-albans-north-town-marker/324193" xlink:type="simple">https://www.pokemongomap.info/gym/st-albans-north-town-marker/324193</text:a></text:p>
          </table:table-cell>
          <table:table-cell table:style-name="ce2" office:value-type="string" calcext:value-type="string">
            <text:p>st-albans-north-town-marker</text:p>
          </table:table-cell>
          <table:table-cell table:style-name="ce2" office:value-type="float" office:value="324193" calcext:value-type="float">
            <text:p>324193</text:p>
          </table:table-cell>
          <table:table-cell table:style-name="ce2" office:value-type="float" office:value="51.774817" calcext:value-type="float">
            <text:p>51.774817</text:p>
          </table:table-cell>
          <table:table-cell table:style-name="ce2" office:value-type="float" office:value="-0.336282" calcext:value-type="float">
            <text:p>-0.336282</text:p>
          </table:table-cell>
          <table:table-cell table:style-name="ce2" office:value-type="string" calcext:value-type="string">
            <text:p>New Green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ulmin Drive Fort</text:p>
          </table:table-cell>
          <table:table-cell table:style-name="ce2" office:value-type="string" calcext:value-type="string">
            <text:p><text:a xlink:href="https://www.pokemongomap.info/gym/toulmin-drive-fort/757242" xlink:type="simple">https://www.pokemongomap.info/gym/toulmin-drive-fort/757242</text:a></text:p>
          </table:table-cell>
          <table:table-cell table:style-name="ce2" office:value-type="string" calcext:value-type="string">
            <text:p>toulmin-drive-fort</text:p>
          </table:table-cell>
          <table:table-cell table:style-name="ce2" office:value-type="float" office:value="757242" calcext:value-type="float">
            <text:p>757242</text:p>
          </table:table-cell>
          <table:table-cell table:style-name="ce2" office:value-type="float" office:value="51.767958" calcext:value-type="float">
            <text:p>51.767958</text:p>
          </table:table-cell>
          <table:table-cell table:style-name="ce2" office:value-type="float" office:value="-0.345289" calcext:value-type="float">
            <text:p>-0.345289</text:p>
          </table:table-cell>
          <table:table-cell table:style-name="ce2" office:value-type="string" calcext:value-type="string">
            <text:p>New Green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omansland Common</text:p>
          </table:table-cell>
          <table:table-cell table:style-name="ce2" office:value-type="string" calcext:value-type="string">
            <text:p><text:a xlink:href="https://www.pokemongomap.info/gym/nomansland-common/119232" xlink:type="simple">https://www.pokemongomap.info/gym/nomansland-common/119232</text:a></text:p>
          </table:table-cell>
          <table:table-cell table:style-name="ce2" office:value-type="string" calcext:value-type="string">
            <text:p>nomansland-common</text:p>
          </table:table-cell>
          <table:table-cell table:style-name="ce2" office:value-type="float" office:value="119232" calcext:value-type="float">
            <text:p>119232</text:p>
          </table:table-cell>
          <table:table-cell table:style-name="ce2" office:value-type="float" office:value="51.797874" calcext:value-type="float">
            <text:p>51.797874</text:p>
          </table:table-cell>
          <table:table-cell table:style-name="ce2" office:value-type="float" office:value="-0.302887" calcext:value-type="float">
            <text:p>-0.302887</text:p>
          </table:table-cell>
          <table:table-cell table:style-name="ce2" office:value-type="string" calcext:value-type="string">
            <text:p>Nomanslan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omansland Model Aircraft Landing Strip</text:p>
          </table:table-cell>
          <table:table-cell table:style-name="ce2" office:value-type="string" calcext:value-type="string">
            <text:p><text:a xlink:href="https://www.pokemongomap.info/gym/nomansland-model-aircraft-landing-strip/1051520" xlink:type="simple">https://www.pokemongomap.info/gym/nomansland-model-aircraft-landing-strip/1051520</text:a></text:p>
          </table:table-cell>
          <table:table-cell table:style-name="ce2" office:value-type="string" calcext:value-type="string">
            <text:p>nomansland-model-aircraft-landing-strip</text:p>
          </table:table-cell>
          <table:table-cell table:style-name="ce2" office:value-type="float" office:value="1051520" calcext:value-type="float">
            <text:p>1051520</text:p>
          </table:table-cell>
          <table:table-cell table:style-name="ce2" office:value-type="float" office:value="51.796647" calcext:value-type="float">
            <text:p>51.796647</text:p>
          </table:table-cell>
          <table:table-cell table:style-name="ce2" office:value-type="float" office:value="-0.306899" calcext:value-type="float">
            <text:p>-0.306899</text:p>
          </table:table-cell>
          <table:table-cell table:style-name="ce2" office:value-type="string" calcext:value-type="string">
            <text:p>Nomanslan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heathampstead Cricket Club</text:p>
          </table:table-cell>
          <table:table-cell table:style-name="ce2" office:value-type="string" calcext:value-type="string">
            <text:p><text:a xlink:href="https://www.pokemongomap.info/gym/wheathampstead-cricket-club/1022576" xlink:type="simple">https://www.pokemongomap.info/gym/wheathampstead-cricket-club/1022576</text:a></text:p>
          </table:table-cell>
          <table:table-cell table:style-name="ce2" office:value-type="string" calcext:value-type="string">
            <text:p>wheathampstead-cricket-club</text:p>
          </table:table-cell>
          <table:table-cell table:style-name="ce2" office:value-type="float" office:value="1022576" calcext:value-type="float">
            <text:p>1022576</text:p>
          </table:table-cell>
          <table:table-cell table:style-name="ce2" office:value-type="float" office:value="51.800005" calcext:value-type="float">
            <text:p>51.800005</text:p>
          </table:table-cell>
          <table:table-cell table:style-name="ce2" office:value-type="float" office:value="-0.298255" calcext:value-type="float">
            <text:p>-0.298255</text:p>
          </table:table-cell>
          <table:table-cell table:style-name="ce2" office:value-type="string" calcext:value-type="string">
            <text:p>Nomanslan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lackberry Arch</text:p>
          </table:table-cell>
          <table:table-cell table:style-name="ce2" office:value-type="string" calcext:value-type="string">
            <text:p><text:a xlink:href="https://www.pokemongomap.info/gym/blackberry-arch/1182509" xlink:type="simple">https://www.pokemongomap.info/gym/blackberry-arch/1182509</text:a></text:p>
          </table:table-cell>
          <table:table-cell table:style-name="ce2" office:value-type="string" calcext:value-type="string">
            <text:p>blackberry-arch</text:p>
          </table:table-cell>
          <table:table-cell table:style-name="ce2" office:value-type="float" office:value="1182509" calcext:value-type="float">
            <text:p>1182509</text:p>
          </table:table-cell>
          <table:table-cell table:style-name="ce2" office:value-type="float" office:value="51.751787" calcext:value-type="float">
            <text:p>51.751787</text:p>
          </table:table-cell>
          <table:table-cell table:style-name="ce2" office:value-type="float" office:value="-0.260022" calcext:value-type="float">
            <text:p>-0.260022</text:p>
          </table:table-cell>
          <table:table-cell table:style-name="ce2" office:value-type="string" calcext:value-type="string">
            <text:p>Oaklands/Hatfield Ro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rest Town Church</text:p>
          </table:table-cell>
          <table:table-cell table:style-name="ce2" office:value-type="string" calcext:value-type="string">
            <text:p><text:a xlink:href="https://www.pokemongomap.info/gym/forest-town-church/1093757" xlink:type="simple">https://www.pokemongomap.info/gym/forest-town-church/1093757</text:a></text:p>
          </table:table-cell>
          <table:table-cell table:style-name="ce2" office:value-type="string" calcext:value-type="string">
            <text:p>forest-town-church</text:p>
          </table:table-cell>
          <table:table-cell table:style-name="ce2" office:value-type="float" office:value="1093757" calcext:value-type="float">
            <text:p>1093757</text:p>
          </table:table-cell>
          <table:table-cell table:style-name="ce2" office:value-type="float" office:value="51.75151" calcext:value-type="float">
            <text:p>51.75151</text:p>
          </table:table-cell>
          <table:table-cell table:style-name="ce2" office:value-type="float" office:value="-0.274576" calcext:value-type="float">
            <text:p>-0.274576</text:p>
          </table:table-cell>
          <table:table-cell table:style-name="ce2" office:value-type="string" calcext:value-type="string">
            <text:p>Oaklands/Hatfield Ro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aklands College Clock</text:p>
          </table:table-cell>
          <table:table-cell table:style-name="ce2" office:value-type="string" calcext:value-type="string">
            <text:p><text:a xlink:href="https://www.pokemongomap.info/gym/oaklands-college-clock/10988" xlink:type="simple">https://www.pokemongomap.info/gym/oaklands-college-clock/10988</text:a></text:p>
          </table:table-cell>
          <table:table-cell table:style-name="ce2" office:value-type="string" calcext:value-type="string">
            <text:p>oaklands-college-clock</text:p>
          </table:table-cell>
          <table:table-cell table:style-name="ce2" office:value-type="float" office:value="10988" calcext:value-type="float">
            <text:p>10988</text:p>
          </table:table-cell>
          <table:table-cell table:style-name="ce2" office:value-type="float" office:value="51.755199" calcext:value-type="float">
            <text:p>51.755199</text:p>
          </table:table-cell>
          <table:table-cell table:style-name="ce2" office:value-type="float" office:value="-0.28877" calcext:value-type="float">
            <text:p>-0.28877</text:p>
          </table:table-cell>
          <table:table-cell table:style-name="ce2" office:value-type="string" calcext:value-type="string">
            <text:p>Oaklands/Hatfield Ro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lectaglaze Crest, Dieu Et Mon Droit</text:p>
          </table:table-cell>
          <table:table-cell table:style-name="ce2" office:value-type="string" calcext:value-type="string">
            <text:p><text:a xlink:href="https://www.pokemongomap.info/gym/selectaglaze-crest-dieu-et-mon-droit/55747" xlink:type="simple">https://www.pokemongomap.info/gym/selectaglaze-crest-dieu-et-mon-droit/55747</text:a></text:p>
          </table:table-cell>
          <table:table-cell table:style-name="ce2" office:value-type="string" calcext:value-type="string">
            <text:p>selectaglaze-crest-dieu-et-mon-droit</text:p>
          </table:table-cell>
          <table:table-cell table:style-name="ce2" office:value-type="float" office:value="55747" calcext:value-type="float">
            <text:p>55747</text:p>
          </table:table-cell>
          <table:table-cell table:style-name="ce2" office:value-type="float" office:value="51.750233" calcext:value-type="float">
            <text:p>51.750233</text:p>
          </table:table-cell>
          <table:table-cell table:style-name="ce2" office:value-type="float" office:value="-0.281798" calcext:value-type="float">
            <text:p>-0.281798</text:p>
          </table:table-cell>
          <table:table-cell table:style-name="ce2" office:value-type="string" calcext:value-type="string">
            <text:p>Oaklands/Hatfield Ro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round the World</text:p>
          </table:table-cell>
          <table:table-cell table:style-name="ce2" office:value-type="string" calcext:value-type="string">
            <text:p><text:a xlink:href="https://www.pokemongomap.info/gym/around-the-world/458053" xlink:type="simple">https://www.pokemongomap.info/gym/around-the-world/458053</text:a></text:p>
          </table:table-cell>
          <table:table-cell table:style-name="ce2" office:value-type="string" calcext:value-type="string">
            <text:p>around-the-world</text:p>
          </table:table-cell>
          <table:table-cell table:style-name="ce2" office:value-type="float" office:value="458053" calcext:value-type="float">
            <text:p>458053</text:p>
          </table:table-cell>
          <table:table-cell table:style-name="ce2" office:value-type="float" office:value="51.726457" calcext:value-type="float">
            <text:p>51.726457</text:p>
          </table:table-cell>
          <table:table-cell table:style-name="ce2" office:value-type="float" office:value="-0.370201" calcext:value-type="float">
            <text:p>-0.370201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utterfly World Gates</text:p>
          </table:table-cell>
          <table:table-cell table:style-name="ce2" office:value-type="string" calcext:value-type="string">
            <text:p><text:a xlink:href="https://www.pokemongomap.info/gym/butterfly-world-gates/712415" xlink:type="simple">https://www.pokemongomap.info/gym/butterfly-world-gates/712415</text:a></text:p>
          </table:table-cell>
          <table:table-cell table:style-name="ce2" office:value-type="string" calcext:value-type="string">
            <text:p>butterfly-world-gates</text:p>
          </table:table-cell>
          <table:table-cell table:style-name="ce2" office:value-type="float" office:value="712415" calcext:value-type="float">
            <text:p>712415</text:p>
          </table:table-cell>
          <table:table-cell table:style-name="ce2" office:value-type="float" office:value="51.720385" calcext:value-type="float">
            <text:p>51.720385</text:p>
          </table:table-cell>
          <table:table-cell table:style-name="ce2" office:value-type="float" office:value="-0.367387" calcext:value-type="float">
            <text:p>-0.367387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hiswell Green Post Office</text:p>
          </table:table-cell>
          <table:table-cell table:style-name="ce2" office:value-type="string" calcext:value-type="string">
            <text:p><text:a xlink:href="https://www.pokemongomap.info/gym/chiswell-green-post-office/684458" xlink:type="simple">https://www.pokemongomap.info/gym/chiswell-green-post-office/684458</text:a></text:p>
          </table:table-cell>
          <table:table-cell table:style-name="ce2" office:value-type="string" calcext:value-type="string">
            <text:p>chiswell-green-post-office</text:p>
          </table:table-cell>
          <table:table-cell table:style-name="ce2" office:value-type="float" office:value="684458" calcext:value-type="float">
            <text:p>684458</text:p>
          </table:table-cell>
          <table:table-cell table:style-name="ce2" office:value-type="float" office:value="51.726955" calcext:value-type="float">
            <text:p>51.726955</text:p>
          </table:table-cell>
          <table:table-cell table:style-name="ce2" office:value-type="float" office:value="-0.359514" calcext:value-type="float">
            <text:p>-0.359514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r Cosmo Garden</text:p>
          </table:table-cell>
          <table:table-cell table:style-name="ce2" office:value-type="string" calcext:value-type="string">
            <text:p><text:a xlink:href="https://www.pokemongomap.info/gym/for-cosmo-garden/1126370" xlink:type="simple">https://www.pokemongomap.info/gym/for-cosmo-garden/1126370</text:a></text:p>
          </table:table-cell>
          <table:table-cell table:style-name="ce2" office:value-type="string" calcext:value-type="string">
            <text:p>for-cosmo-garden</text:p>
          </table:table-cell>
          <table:table-cell table:style-name="ce2" office:value-type="float" office:value="1126370" calcext:value-type="float">
            <text:p>1126370</text:p>
          </table:table-cell>
          <table:table-cell table:style-name="ce2" office:value-type="float" office:value="51.726143" calcext:value-type="float">
            <text:p>51.726143</text:p>
          </table:table-cell>
          <table:table-cell table:style-name="ce2" office:value-type="float" office:value="-0.367593" calcext:value-type="float">
            <text:p>-0.367593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ardens of the Rose</text:p>
          </table:table-cell>
          <table:table-cell table:style-name="ce2" office:value-type="string" calcext:value-type="string">
            <text:p><text:a xlink:href="https://www.pokemongomap.info/gym/gardens-of-the-rose/1157733" xlink:type="simple">https://www.pokemongomap.info/gym/gardens-of-the-rose/1157733</text:a></text:p>
          </table:table-cell>
          <table:table-cell table:style-name="ce2" office:value-type="string" calcext:value-type="string">
            <text:p>gardens-of-the-rose</text:p>
          </table:table-cell>
          <table:table-cell table:style-name="ce2" office:value-type="float" office:value="1157733" calcext:value-type="float">
            <text:p>1157733</text:p>
          </table:table-cell>
          <table:table-cell table:style-name="ce2" office:value-type="float" office:value="51.72669" calcext:value-type="float">
            <text:p>51.72669</text:p>
          </table:table-cell>
          <table:table-cell table:style-name="ce2" office:value-type="float" office:value="-0.372586" calcext:value-type="float">
            <text:p>-0.372586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reenwood Park Community Centre</text:p>
          </table:table-cell>
          <table:table-cell table:style-name="ce2" office:value-type="string" calcext:value-type="string">
            <text:p><text:a xlink:href="https://www.pokemongomap.info/gym/greenwood-park-community-centre/516477" xlink:type="simple">https://www.pokemongomap.info/gym/greenwood-park-community-centre/516477</text:a></text:p>
          </table:table-cell>
          <table:table-cell table:style-name="ce2" office:value-type="string" calcext:value-type="string">
            <text:p>greenwood-park-community-centre</text:p>
          </table:table-cell>
          <table:table-cell table:style-name="ce2" office:value-type="float" office:value="516477" calcext:value-type="float">
            <text:p>516477</text:p>
          </table:table-cell>
          <table:table-cell table:style-name="ce2" office:value-type="float" office:value="51.728874" calcext:value-type="float">
            <text:p>51.728874</text:p>
          </table:table-cell>
          <table:table-cell table:style-name="ce2" office:value-type="float" office:value="-0.354283" calcext:value-type="float">
            <text:p>-0.354283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ertfordshire Fisheries</text:p>
          </table:table-cell>
          <table:table-cell table:style-name="ce2" office:value-type="string" calcext:value-type="string">
            <text:p><text:a xlink:href="https://www.pokemongomap.info/gym/hertfordshire-fisheries/648588" xlink:type="simple">https://www.pokemongomap.info/gym/hertfordshire-fisheries/648588</text:a></text:p>
          </table:table-cell>
          <table:table-cell table:style-name="ce2" office:value-type="string" calcext:value-type="string">
            <text:p>hertfordshire-fisheries</text:p>
          </table:table-cell>
          <table:table-cell table:style-name="ce2" office:value-type="float" office:value="648588" calcext:value-type="float">
            <text:p>648588</text:p>
          </table:table-cell>
          <table:table-cell table:style-name="ce2" office:value-type="float" office:value="51.72083" calcext:value-type="float">
            <text:p>51.72083</text:p>
          </table:table-cell>
          <table:table-cell table:style-name="ce2" office:value-type="float" office:value="-0.360321" calcext:value-type="float">
            <text:p>-0.360321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ow Wood Nature Trail</text:p>
          </table:table-cell>
          <table:table-cell table:style-name="ce2" office:value-type="string" calcext:value-type="string">
            <text:p><text:a xlink:href="https://www.pokemongomap.info/gym/how-wood-nature-trail/236169" xlink:type="simple">https://www.pokemongomap.info/gym/how-wood-nature-trail/236169</text:a></text:p>
          </table:table-cell>
          <table:table-cell table:style-name="ce2" office:value-type="string" calcext:value-type="string">
            <text:p>how-wood-nature-trail</text:p>
          </table:table-cell>
          <table:table-cell table:style-name="ce2" office:value-type="float" office:value="236169" calcext:value-type="float">
            <text:p>236169</text:p>
          </table:table-cell>
          <table:table-cell table:style-name="ce2" office:value-type="float" office:value="51.720504" calcext:value-type="float">
            <text:p>51.720504</text:p>
          </table:table-cell>
          <table:table-cell table:style-name="ce2" office:value-type="float" office:value="-0.352616" calcext:value-type="float">
            <text:p>-0.352616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ow Wood Railway Station</text:p>
          </table:table-cell>
          <table:table-cell table:style-name="ce2" office:value-type="string" calcext:value-type="string">
            <text:p><text:a xlink:href="https://www.pokemongomap.info/gym/how-wood-railway-station/130170" xlink:type="simple">https://www.pokemongomap.info/gym/how-wood-railway-station/130170</text:a></text:p>
          </table:table-cell>
          <table:table-cell table:style-name="ce2" office:value-type="string" calcext:value-type="string">
            <text:p>how-wood-railway-station</text:p>
          </table:table-cell>
          <table:table-cell table:style-name="ce2" office:value-type="float" office:value="130170" calcext:value-type="float">
            <text:p>130170</text:p>
          </table:table-cell>
          <table:table-cell table:style-name="ce2" office:value-type="float" office:value="51.718035" calcext:value-type="float">
            <text:p>51.718035</text:p>
          </table:table-cell>
          <table:table-cell table:style-name="ce2" office:value-type="float" office:value="-0.345744" calcext:value-type="float">
            <text:p>-0.345744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iver Ver Fishing Bench</text:p>
          </table:table-cell>
          <table:table-cell table:style-name="ce2" office:value-type="string" calcext:value-type="string">
            <text:p><text:a xlink:href="https://www.pokemongomap.info/gym/river-ver-fishing-bench/1162666" xlink:type="simple">https://www.pokemongomap.info/gym/river-ver-fishing-bench/1162666</text:a></text:p>
          </table:table-cell>
          <table:table-cell table:style-name="ce2" office:value-type="string" calcext:value-type="string">
            <text:p>river-ver-fishing-bench</text:p>
          </table:table-cell>
          <table:table-cell table:style-name="ce2" office:value-type="float" office:value="1162666" calcext:value-type="float">
            <text:p>1162666</text:p>
          </table:table-cell>
          <table:table-cell table:style-name="ce2" office:value-type="float" office:value="51.715683" calcext:value-type="float">
            <text:p>51.715683</text:p>
          </table:table-cell>
          <table:table-cell table:style-name="ce2" office:value-type="float" office:value="-0.336991" calcext:value-type="float">
            <text:p>-0.336991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Albans South Town Marker</text:p>
          </table:table-cell>
          <table:table-cell table:style-name="ce2" office:value-type="string" calcext:value-type="string">
            <text:p><text:a xlink:href="https://www.pokemongomap.info/gym/st-albans-south-town-marker/490805" xlink:type="simple">https://www.pokemongomap.info/gym/st-albans-south-town-marker/490805</text:a></text:p>
          </table:table-cell>
          <table:table-cell table:style-name="ce2" office:value-type="string" calcext:value-type="string">
            <text:p>st-albans-south-town-marker</text:p>
          </table:table-cell>
          <table:table-cell table:style-name="ce2" office:value-type="float" office:value="490805" calcext:value-type="float">
            <text:p>490805</text:p>
          </table:table-cell>
          <table:table-cell table:style-name="ce2" office:value-type="float" office:value="51.734852" calcext:value-type="float">
            <text:p>51.734852</text:p>
          </table:table-cell>
          <table:table-cell table:style-name="ce2" office:value-type="float" office:value="-0.355213" calcext:value-type="float">
            <text:p>-0.355213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ar Memorial</text:p>
          </table:table-cell>
          <table:table-cell table:style-name="ce2" office:value-type="string" calcext:value-type="string">
            <text:p><text:a xlink:href="https://www.pokemongomap.info/gym/war-memorial/1022573" xlink:type="simple">https://www.pokemongomap.info/gym/war-memorial/1022573</text:a></text:p>
          </table:table-cell>
          <table:table-cell table:style-name="ce2" office:value-type="string" calcext:value-type="string">
            <text:p>war-memorial</text:p>
          </table:table-cell>
          <table:table-cell table:style-name="ce2" office:value-type="float" office:value="1022573" calcext:value-type="float">
            <text:p>1022573</text:p>
          </table:table-cell>
          <table:table-cell table:style-name="ce2" office:value-type="float" office:value="51.722852" calcext:value-type="float">
            <text:p>51.722852</text:p>
          </table:table-cell>
          <table:table-cell table:style-name="ce2" office:value-type="float" office:value="-0.338934" calcext:value-type="float">
            <text:p>-0.338934</text:p>
          </table:table-cell>
          <table:table-cell table:style-name="ce2" office:value-type="string" calcext:value-type="string">
            <text:p>Park Stree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umberland Gardens</text:p>
          </table:table-cell>
          <table:table-cell table:style-name="ce2" office:value-type="string" calcext:value-type="string">
            <text:p><text:a xlink:href="https://www.pokemongomap.info/gym/cumberland-gardens/323965" xlink:type="simple">https://www.pokemongomap.info/gym/cumberland-gardens/323965</text:a></text:p>
          </table:table-cell>
          <table:table-cell table:style-name="ce2" office:value-type="string" calcext:value-type="string">
            <text:p>cumberland-gardens</text:p>
          </table:table-cell>
          <table:table-cell table:style-name="ce2" office:value-type="float" office:value="323965" calcext:value-type="float">
            <text:p>323965</text:p>
          </table:table-cell>
          <table:table-cell table:style-name="ce2" office:value-type="float" office:value="51.798401" calcext:value-type="float">
            <text:p>51.798401</text:p>
          </table:table-cell>
          <table:table-cell table:style-name="ce2" office:value-type="float" office:value="-0.395252" calcext:value-type="float">
            <text:p>-0.395252</text:p>
          </table:table-cell>
          <table:table-cell table:style-name="ce2" office:value-type="string" calcext:value-type="string">
            <text:p>Redbour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otball Park Redbourn</text:p>
          </table:table-cell>
          <table:table-cell table:style-name="ce2" office:value-type="string" calcext:value-type="string">
            <text:p><text:a xlink:href="https://www.pokemongomap.info/gym/football-park-redbourn/7947383" xlink:type="simple">https://www.pokemongomap.info/gym/football-park-redbourn/7947383</text:a></text:p>
          </table:table-cell>
          <table:table-cell table:style-name="ce2" office:value-type="string" calcext:value-type="string">
            <text:p>football-park-redbourn</text:p>
          </table:table-cell>
          <table:table-cell table:style-name="ce2" office:value-type="float" office:value="7947383" calcext:value-type="float">
            <text:p>7947383</text:p>
          </table:table-cell>
          <table:table-cell table:style-name="ce2" office:value-type="float" office:value="51.804484" calcext:value-type="float">
            <text:p>51.804484</text:p>
          </table:table-cell>
          <table:table-cell table:style-name="ce2" office:value-type="float" office:value="-0.403448" calcext:value-type="float">
            <text:p>-0.403448</text:p>
          </table:table-cell>
          <table:table-cell table:style-name="ce2" office:value-type="string" calcext:value-type="string">
            <text:p>Redbour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dbourne Library</text:p>
          </table:table-cell>
          <table:table-cell table:style-name="ce2" office:value-type="string" calcext:value-type="string">
            <text:p><text:a xlink:href="https://www.pokemongomap.info/gym/redbourne-library/307762" xlink:type="simple">https://www.pokemongomap.info/gym/redbourne-library/307762</text:a></text:p>
          </table:table-cell>
          <table:table-cell table:style-name="ce2" office:value-type="string" calcext:value-type="string">
            <text:p>redbourne-library</text:p>
          </table:table-cell>
          <table:table-cell table:style-name="ce2" office:value-type="float" office:value="307762" calcext:value-type="float">
            <text:p>307762</text:p>
          </table:table-cell>
          <table:table-cell table:style-name="ce2" office:value-type="float" office:value="51.799867" calcext:value-type="float">
            <text:p>51.799867</text:p>
          </table:table-cell>
          <table:table-cell table:style-name="ce2" office:value-type="float" office:value="-0.39711" calcext:value-type="float">
            <text:p>-0.39711</text:p>
          </table:table-cell>
          <table:table-cell table:style-name="ce2" office:value-type="string" calcext:value-type="string">
            <text:p>Redbour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dbourne Watermill</text:p>
          </table:table-cell>
          <table:table-cell table:style-name="ce2" office:value-type="string" calcext:value-type="string">
            <text:p><text:a xlink:href="https://www.pokemongomap.info/gym/redbourne-watermill/321086" xlink:type="simple">https://www.pokemongomap.info/gym/redbourne-watermill/321086</text:a></text:p>
          </table:table-cell>
          <table:table-cell table:style-name="ce2" office:value-type="string" calcext:value-type="string">
            <text:p>redbourne-watermill</text:p>
          </table:table-cell>
          <table:table-cell table:style-name="ce2" office:value-type="float" office:value="321086" calcext:value-type="float">
            <text:p>321086</text:p>
          </table:table-cell>
          <table:table-cell table:style-name="ce2" office:value-type="float" office:value="51.784332" calcext:value-type="float">
            <text:p>51.784332</text:p>
          </table:table-cell>
          <table:table-cell table:style-name="ce2" office:value-type="float" office:value="-0.379708" calcext:value-type="float">
            <text:p>-0.379708</text:p>
          </table:table-cell>
          <table:table-cell table:style-name="ce2" office:value-type="string" calcext:value-type="string">
            <text:p>Redbour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iver Ver Trail Marker 1</text:p>
          </table:table-cell>
          <table:table-cell table:style-name="ce2" office:value-type="string" calcext:value-type="string">
            <text:p><text:a xlink:href="https://www.pokemongomap.info/gym/river-ver-trail-marker-1/429998" xlink:type="simple">https://www.pokemongomap.info/gym/river-ver-trail-marker-1/429998</text:a></text:p>
          </table:table-cell>
          <table:table-cell table:style-name="ce2" office:value-type="string" calcext:value-type="string">
            <text:p>river-ver-trail-marker-1</text:p>
          </table:table-cell>
          <table:table-cell table:style-name="ce2" office:value-type="float" office:value="429998" calcext:value-type="float">
            <text:p>429998</text:p>
          </table:table-cell>
          <table:table-cell table:style-name="ce2" office:value-type="float" office:value="51.79078" calcext:value-type="float">
            <text:p>51.79078</text:p>
          </table:table-cell>
          <table:table-cell table:style-name="ce2" office:value-type="float" office:value="-0.393868" calcext:value-type="float">
            <text:p>-0.393868</text:p>
          </table:table-cell>
          <table:table-cell table:style-name="ce2" office:value-type="string" calcext:value-type="string">
            <text:p>Redbour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Mary's Church, Redbourne</text:p>
          </table:table-cell>
          <table:table-cell table:style-name="ce2" office:value-type="string" calcext:value-type="string">
            <text:p><text:a xlink:href="https://www.pokemongomap.info/gym/st-mary-039-s-church-redbourne/41074" xlink:type="simple">https://www.pokemongomap.info/gym/st-mary-039-s-church-redbourne/41074</text:a></text:p>
          </table:table-cell>
          <table:table-cell table:style-name="ce2" office:value-type="string" calcext:value-type="string">
            <text:p>st-mary-039-s-church-redbourne</text:p>
          </table:table-cell>
          <table:table-cell table:style-name="ce2" office:value-type="float" office:value="41074" calcext:value-type="float">
            <text:p>41074</text:p>
          </table:table-cell>
          <table:table-cell table:style-name="ce2" office:value-type="float" office:value="51.792002" calcext:value-type="float">
            <text:p>51.792002</text:p>
          </table:table-cell>
          <table:table-cell table:style-name="ce2" office:value-type="float" office:value="-0.406307" calcext:value-type="float">
            <text:p>-0.406307</text:p>
          </table:table-cell>
          <table:table-cell table:style-name="ce2" office:value-type="string" calcext:value-type="string">
            <text:p>Redbour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Cricketers of Redbourn Public House</text:p>
          </table:table-cell>
          <table:table-cell table:style-name="ce2" office:value-type="string" calcext:value-type="string">
            <text:p><text:a xlink:href="https://www.pokemongomap.info/gym/the-cricketers-of-redbourn-public-house/119341" xlink:type="simple">https://www.pokemongomap.info/gym/the-cricketers-of-redbourn-public-house/119341</text:a></text:p>
          </table:table-cell>
          <table:table-cell table:style-name="ce2" office:value-type="string" calcext:value-type="string">
            <text:p>the-cricketers-of-redbourn-public-house</text:p>
          </table:table-cell>
          <table:table-cell table:style-name="ce2" office:value-type="float" office:value="119341" calcext:value-type="float">
            <text:p>119341</text:p>
          </table:table-cell>
          <table:table-cell table:style-name="ce2" office:value-type="float" office:value="51.795808" calcext:value-type="float">
            <text:p>51.795808</text:p>
          </table:table-cell>
          <table:table-cell table:style-name="ce2" office:value-type="float" office:value="-0.40056" calcext:value-type="float">
            <text:p>-0.40056</text:p>
          </table:table-cell>
          <table:table-cell table:style-name="ce2" office:value-type="string" calcext:value-type="string">
            <text:p>Redbour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eorge Marten's Cross</text:p>
          </table:table-cell>
          <table:table-cell table:style-name="ce2" office:value-type="string" calcext:value-type="string">
            <text:p><text:a xlink:href="https://www.pokemongomap.info/gym/george-marten-039-s-cross/568878" xlink:type="simple">https://www.pokemongomap.info/gym/george-marten-039-s-cross/568878</text:a></text:p>
          </table:table-cell>
          <table:table-cell table:style-name="ce2" office:value-type="string" calcext:value-type="string">
            <text:p>george-marten-039-s-cross</text:p>
          </table:table-cell>
          <table:table-cell table:style-name="ce2" office:value-type="float" office:value="568878" calcext:value-type="float">
            <text:p>568878</text:p>
          </table:table-cell>
          <table:table-cell table:style-name="ce2" office:value-type="float" office:value="51.781334" calcext:value-type="float">
            <text:p>51.781334</text:p>
          </table:table-cell>
          <table:table-cell table:style-name="ce2" office:value-type="float" office:value="-0.302764" calcext:value-type="float">
            <text:p>-0.302764</text:p>
          </table:table-cell>
          <table:table-cell table:style-name="ce2" office:value-type="string" calcext:value-type="string">
            <text:p>Sandridg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ndridge Centenary of Parish Councils Plaque</text:p>
          </table:table-cell>
          <table:table-cell table:style-name="ce2" office:value-type="string" calcext:value-type="string">
            <text:p><text:a xlink:href="https://www.pokemongomap.info/gym/sandridge-centenary-of-parish-councils-plaque/1037232" xlink:type="simple">https://www.pokemongomap.info/gym/sandridge-centenary-of-parish-councils-plaque/1037232</text:a></text:p>
          </table:table-cell>
          <table:table-cell table:style-name="ce2" office:value-type="string" calcext:value-type="string">
            <text:p>sandridge-centenary-of-parish-councils-plaque</text:p>
          </table:table-cell>
          <table:table-cell table:style-name="ce2" office:value-type="float" office:value="1037232" calcext:value-type="float">
            <text:p>1037232</text:p>
          </table:table-cell>
          <table:table-cell table:style-name="ce2" office:value-type="float" office:value="51.774552" calcext:value-type="float">
            <text:p>51.774552</text:p>
          </table:table-cell>
          <table:table-cell table:style-name="ce2" office:value-type="float" office:value="-0.305873" calcext:value-type="float">
            <text:p>-0.305873</text:p>
          </table:table-cell>
          <table:table-cell table:style-name="ce2" office:value-type="string" calcext:value-type="string">
            <text:p>Sandridg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Leonards Church</text:p>
          </table:table-cell>
          <table:table-cell table:style-name="ce2" office:value-type="string" calcext:value-type="string">
            <text:p><text:a xlink:href="https://www.pokemongomap.info/gym/st-leonards-church/257870" xlink:type="simple">https://www.pokemongomap.info/gym/st-leonards-church/257870</text:a></text:p>
          </table:table-cell>
          <table:table-cell table:style-name="ce2" office:value-type="string" calcext:value-type="string">
            <text:p>st-leonards-church</text:p>
          </table:table-cell>
          <table:table-cell table:style-name="ce2" office:value-type="float" office:value="257870" calcext:value-type="float">
            <text:p>257870</text:p>
          </table:table-cell>
          <table:table-cell table:style-name="ce2" office:value-type="float" office:value="51.781404" calcext:value-type="float">
            <text:p>51.781404</text:p>
          </table:table-cell>
          <table:table-cell table:style-name="ce2" office:value-type="float" office:value="-0.303794" calcext:value-type="float">
            <text:p>-0.303794</text:p>
          </table:table-cell>
          <table:table-cell table:style-name="ce2" office:value-type="string" calcext:value-type="string">
            <text:p>Sandridg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hurch Of The Good Shepherd, Shenley</text:p>
          </table:table-cell>
          <table:table-cell table:style-name="ce2" office:value-type="string" calcext:value-type="string">
            <text:p><text:a xlink:href="https://www.pokemongomap.info/gym/church-of-the-good-shepherd-shenley/714260" xlink:type="simple">https://www.pokemongomap.info/gym/church-of-the-good-shepherd-shenley/714260</text:a></text:p>
          </table:table-cell>
          <table:table-cell table:style-name="ce2" office:value-type="string" calcext:value-type="string">
            <text:p>church-of-the-good-shepherd-shenley</text:p>
          </table:table-cell>
          <table:table-cell table:style-name="ce2" office:value-type="float" office:value="714260" calcext:value-type="float">
            <text:p>714260</text:p>
          </table:table-cell>
          <table:table-cell table:style-name="ce2" office:value-type="float" office:value="51.700039" calcext:value-type="float">
            <text:p>51.700039</text:p>
          </table:table-cell>
          <table:table-cell table:style-name="ce2" office:value-type="float" office:value="-0.289053" calcext:value-type="float">
            <text:p>-0.289053</text:p>
          </table:table-cell>
          <table:table-cell table:style-name="ce2" office:value-type="string" calcext:value-type="string">
            <text:p>Shenl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henleybury Chapel</text:p>
          </table:table-cell>
          <table:table-cell table:style-name="ce2" office:value-type="string" calcext:value-type="string">
            <text:p><text:a xlink:href="https://www.pokemongomap.info/gym/shenleybury-chapel/1143957" xlink:type="simple">https://www.pokemongomap.info/gym/shenleybury-chapel/1143957</text:a></text:p>
          </table:table-cell>
          <table:table-cell table:style-name="ce2" office:value-type="string" calcext:value-type="string">
            <text:p>shenleybury-chapel</text:p>
          </table:table-cell>
          <table:table-cell table:style-name="ce2" office:value-type="float" office:value="1143957" calcext:value-type="float">
            <text:p>1143957</text:p>
          </table:table-cell>
          <table:table-cell table:style-name="ce2" office:value-type="float" office:value="51.692747" calcext:value-type="float">
            <text:p>51.692747</text:p>
          </table:table-cell>
          <table:table-cell table:style-name="ce2" office:value-type="float" office:value="-0.291272" calcext:value-type="float">
            <text:p>-0.291272</text:p>
          </table:table-cell>
          <table:table-cell table:style-name="ce2" office:value-type="string" calcext:value-type="string">
            <text:p>Shenl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henley Park Information Board.</text:p>
          </table:table-cell>
          <table:table-cell table:style-name="ce2" office:value-type="string" calcext:value-type="string">
            <text:p><text:a xlink:href="https://www.pokemongomap.info/gym/shenley-park-information-board/112457" xlink:type="simple">https://www.pokemongomap.info/gym/shenley-park-information-board/112457</text:a></text:p>
          </table:table-cell>
          <table:table-cell table:style-name="ce2" office:value-type="string" calcext:value-type="string">
            <text:p>shenley-park-information-board</text:p>
          </table:table-cell>
          <table:table-cell table:style-name="ce2" office:value-type="float" office:value="112457" calcext:value-type="float">
            <text:p>112457</text:p>
          </table:table-cell>
          <table:table-cell table:style-name="ce2" office:value-type="float" office:value="51.69207" calcext:value-type="float">
            <text:p>51.69207</text:p>
          </table:table-cell>
          <table:table-cell table:style-name="ce2" office:value-type="float" office:value="-0.288023" calcext:value-type="float">
            <text:p>-0.288023</text:p>
          </table:table-cell>
          <table:table-cell table:style-name="ce2" office:value-type="string" calcext:value-type="string">
            <text:p>Shenl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henley War Memorial</text:p>
          </table:table-cell>
          <table:table-cell table:style-name="ce2" office:value-type="string" calcext:value-type="string">
            <text:p><text:a xlink:href="https://www.pokemongomap.info/gym/shenley-war-memorial/1017672" xlink:type="simple">https://www.pokemongomap.info/gym/shenley-war-memorial/1017672</text:a></text:p>
          </table:table-cell>
          <table:table-cell table:style-name="ce2" office:value-type="string" calcext:value-type="string">
            <text:p>shenley-war-memorial</text:p>
          </table:table-cell>
          <table:table-cell table:style-name="ce2" office:value-type="float" office:value="1017672" calcext:value-type="float">
            <text:p>1017672</text:p>
          </table:table-cell>
          <table:table-cell table:style-name="ce2" office:value-type="float" office:value="51.692423" calcext:value-type="float">
            <text:p>51.692423</text:p>
          </table:table-cell>
          <table:table-cell table:style-name="ce2" office:value-type="float" office:value="-0.281344" calcext:value-type="float">
            <text:p>-0.281344</text:p>
          </table:table-cell>
          <table:table-cell table:style-name="ce2" office:value-type="string" calcext:value-type="string">
            <text:p>Shenle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eoro Gallery</text:p>
          </table:table-cell>
          <table:table-cell table:style-name="ce2" office:value-type="string" calcext:value-type="string">
            <text:p><text:a xlink:href="https://www.pokemongomap.info/gym/leoro-gallery/1149209" xlink:type="simple">https://www.pokemongomap.info/gym/leoro-gallery/1149209</text:a></text:p>
          </table:table-cell>
          <table:table-cell table:style-name="ce2" office:value-type="string" calcext:value-type="string">
            <text:p>leoro-gallery</text:p>
          </table:table-cell>
          <table:table-cell table:style-name="ce2" office:value-type="float" office:value="1149209" calcext:value-type="float">
            <text:p>1149209</text:p>
          </table:table-cell>
          <table:table-cell table:style-name="ce2" office:value-type="float" office:value="51.735825" calcext:value-type="float">
            <text:p>51.735825</text:p>
          </table:table-cell>
          <table:table-cell table:style-name="ce2" office:value-type="float" office:value="-0.328498" calcext:value-type="float">
            <text:p>-0.328498</text:p>
          </table:table-cell>
          <table:table-cell table:style-name="ce2" office:value-type="string" calcext:value-type="string">
            <text:p>Sopwel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pwell Gate Lodge</text:p>
          </table:table-cell>
          <table:table-cell table:style-name="ce2" office:value-type="string" calcext:value-type="string">
            <text:p><text:a xlink:href="https://www.pokemongomap.info/gym/sopwell-gate-lodge/665562" xlink:type="simple">https://www.pokemongomap.info/gym/sopwell-gate-lodge/665562</text:a></text:p>
          </table:table-cell>
          <table:table-cell table:style-name="ce2" office:value-type="string" calcext:value-type="string">
            <text:p>sopwell-gate-lodge</text:p>
          </table:table-cell>
          <table:table-cell table:style-name="ce2" office:value-type="float" office:value="665562" calcext:value-type="float">
            <text:p>665562</text:p>
          </table:table-cell>
          <table:table-cell table:style-name="ce2" office:value-type="float" office:value="51.735931" calcext:value-type="float">
            <text:p>51.735931</text:p>
          </table:table-cell>
          <table:table-cell table:style-name="ce2" office:value-type="float" office:value="-0.324475" calcext:value-type="float">
            <text:p>-0.324475</text:p>
          </table:table-cell>
          <table:table-cell table:style-name="ce2" office:value-type="string" calcext:value-type="string">
            <text:p>Sopwel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pwell Green Space</text:p>
          </table:table-cell>
          <table:table-cell table:style-name="ce2" office:value-type="string" calcext:value-type="string">
            <text:p><text:a xlink:href="https://www.pokemongomap.info/gym/sopwell-green-space/628686" xlink:type="simple">https://www.pokemongomap.info/gym/sopwell-green-space/628686</text:a></text:p>
          </table:table-cell>
          <table:table-cell table:style-name="ce2" office:value-type="string" calcext:value-type="string">
            <text:p>sopwell-green-space</text:p>
          </table:table-cell>
          <table:table-cell table:style-name="ce2" office:value-type="float" office:value="628686" calcext:value-type="float">
            <text:p>628686</text:p>
          </table:table-cell>
          <table:table-cell table:style-name="ce2" office:value-type="float" office:value="51.742905" calcext:value-type="float">
            <text:p>51.742905</text:p>
          </table:table-cell>
          <table:table-cell table:style-name="ce2" office:value-type="float" office:value="-0.332026" calcext:value-type="float">
            <text:p>-0.332026</text:p>
          </table:table-cell>
          <table:table-cell table:style-name="ce2" office:value-type="string" calcext:value-type="string">
            <text:p>Sopwel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pwell House</text:p>
          </table:table-cell>
          <table:table-cell table:style-name="ce2" office:value-type="string" calcext:value-type="string">
            <text:p><text:a xlink:href="https://www.pokemongomap.info/gym/sopwell-house/244167" xlink:type="simple">https://www.pokemongomap.info/gym/sopwell-house/244167</text:a></text:p>
          </table:table-cell>
          <table:table-cell table:style-name="ce2" office:value-type="string" calcext:value-type="string">
            <text:p>sopwell-house</text:p>
          </table:table-cell>
          <table:table-cell table:style-name="ce2" office:value-type="float" office:value="244167" calcext:value-type="float">
            <text:p>244167</text:p>
          </table:table-cell>
          <table:table-cell table:style-name="ce2" office:value-type="float" office:value="51.735102" calcext:value-type="float">
            <text:p>51.735102</text:p>
          </table:table-cell>
          <table:table-cell table:style-name="ce2" office:value-type="float" office:value="-0.327036" calcext:value-type="float">
            <text:p>-0.327036</text:p>
          </table:table-cell>
          <table:table-cell table:style-name="ce2" office:value-type="string" calcext:value-type="string">
            <text:p>Sopwel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pwell Nunnery</text:p>
          </table:table-cell>
          <table:table-cell table:style-name="ce2" office:value-type="string" calcext:value-type="string">
            <text:p><text:a xlink:href="https://www.pokemongomap.info/gym/sopwell-nunnery/282649" xlink:type="simple">https://www.pokemongomap.info/gym/sopwell-nunnery/282649</text:a></text:p>
          </table:table-cell>
          <table:table-cell table:style-name="ce2" office:value-type="string" calcext:value-type="string">
            <text:p>sopwell-nunnery</text:p>
          </table:table-cell>
          <table:table-cell table:style-name="ce2" office:value-type="float" office:value="282649" calcext:value-type="float">
            <text:p>282649</text:p>
          </table:table-cell>
          <table:table-cell table:style-name="ce2" office:value-type="float" office:value="51.744147" calcext:value-type="float">
            <text:p>51.744147</text:p>
          </table:table-cell>
          <table:table-cell table:style-name="ce2" office:value-type="float" office:value="-0.334683" calcext:value-type="float">
            <text:p>-0.334683</text:p>
          </table:table-cell>
          <table:table-cell table:style-name="ce2" office:value-type="string" calcext:value-type="string">
            <text:p>Sopwel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Julian Church</text:p>
          </table:table-cell>
          <table:table-cell table:style-name="ce2" office:value-type="string" calcext:value-type="string">
            <text:p><text:a xlink:href="https://www.pokemongomap.info/gym/st-julian-church/75905" xlink:type="simple">https://www.pokemongomap.info/gym/st-julian-church/75905</text:a></text:p>
          </table:table-cell>
          <table:table-cell table:style-name="ce2" office:value-type="string" calcext:value-type="string">
            <text:p>st-julian-church</text:p>
          </table:table-cell>
          <table:table-cell table:style-name="ce2" office:value-type="float" office:value="75905" calcext:value-type="float">
            <text:p>75905</text:p>
          </table:table-cell>
          <table:table-cell table:style-name="ce2" office:value-type="float" office:value="51.738429" calcext:value-type="float">
            <text:p>51.738429</text:p>
          </table:table-cell>
          <table:table-cell table:style-name="ce2" office:value-type="float" office:value="-0.332907" calcext:value-type="float">
            <text:p>-0.332907</text:p>
          </table:table-cell>
          <table:table-cell table:style-name="ce2" office:value-type="string" calcext:value-type="string">
            <text:p>Sopwel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od is with us</text:p>
          </table:table-cell>
          <table:table-cell table:style-name="ce2" office:value-type="string" calcext:value-type="string">
            <text:p><text:a xlink:href="https://www.pokemongomap.info/gym/god-is-with-us/1064921" xlink:type="simple">https://www.pokemongomap.info/gym/god-is-with-us/1064921</text:a></text:p>
          </table:table-cell>
          <table:table-cell table:style-name="ce2" office:value-type="string" calcext:value-type="string">
            <text:p>god-is-with-us</text:p>
          </table:table-cell>
          <table:table-cell table:style-name="ce2" office:value-type="float" office:value="1064921" calcext:value-type="float">
            <text:p>1064921</text:p>
          </table:table-cell>
          <table:table-cell table:style-name="ce2" office:value-type="float" office:value="51.755313" calcext:value-type="float">
            <text:p>51.755313</text:p>
          </table:table-cell>
          <table:table-cell table:style-name="ce2" office:value-type="float" office:value="-0.333879" calcext:value-type="float">
            <text:p>-0.333879</text:p>
          </table:table-cell>
          <table:table-cell table:style-name="ce2" office:value-type="string" calcext:value-type="string">
            <text:p>Town Cent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Mermaid</text:p>
          </table:table-cell>
          <table:table-cell table:style-name="ce2" office:value-type="string" calcext:value-type="string">
            <text:p><text:a xlink:href="https://www.pokemongomap.info/gym/the-mermaid/882118" xlink:type="simple">https://www.pokemongomap.info/gym/the-mermaid/882118</text:a></text:p>
          </table:table-cell>
          <table:table-cell table:style-name="ce2" office:value-type="string" calcext:value-type="string">
            <text:p>the-mermaid</text:p>
          </table:table-cell>
          <table:table-cell table:style-name="ce2" office:value-type="float" office:value="882118" calcext:value-type="float">
            <text:p>882118</text:p>
          </table:table-cell>
          <table:table-cell table:style-name="ce2" office:value-type="float" office:value="51.753673" calcext:value-type="float">
            <text:p>51.753673</text:p>
          </table:table-cell>
          <table:table-cell table:style-name="ce2" office:value-type="float" office:value="-0.33235" calcext:value-type="float">
            <text:p>-0.33235</text:p>
          </table:table-cell>
          <table:table-cell table:style-name="ce2" office:value-type="string" calcext:value-type="string">
            <text:p>Town Cent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ree Kings</text:p>
          </table:table-cell>
          <table:table-cell table:style-name="ce2" office:value-type="string" calcext:value-type="string">
            <text:p><text:a xlink:href="https://www.pokemongomap.info/gym/three-kings/131086" xlink:type="simple">https://www.pokemongomap.info/gym/three-kings/131086</text:a></text:p>
          </table:table-cell>
          <table:table-cell table:style-name="ce2" office:value-type="string" calcext:value-type="string">
            <text:p>three-kings</text:p>
          </table:table-cell>
          <table:table-cell table:style-name="ce2" office:value-type="float" office:value="131086" calcext:value-type="float">
            <text:p>131086</text:p>
          </table:table-cell>
          <table:table-cell table:style-name="ce2" office:value-type="float" office:value="51.74963" calcext:value-type="float">
            <text:p>51.74963</text:p>
          </table:table-cell>
          <table:table-cell table:style-name="ce2" office:value-type="float" office:value="-0.331433" calcext:value-type="float">
            <text:p>-0.331433</text:p>
          </table:table-cell>
          <table:table-cell table:style-name="ce2" office:value-type="string" calcext:value-type="string">
            <text:p>Town Cent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ictoria Pub</text:p>
          </table:table-cell>
          <table:table-cell table:style-name="ce2" office:value-type="string" calcext:value-type="string">
            <text:p><text:a xlink:href="https://www.pokemongomap.info/gym/victoria-pub/531873" xlink:type="simple">https://www.pokemongomap.info/gym/victoria-pub/531873</text:a></text:p>
          </table:table-cell>
          <table:table-cell table:style-name="ce2" office:value-type="string" calcext:value-type="string">
            <text:p>victoria-pub</text:p>
          </table:table-cell>
          <table:table-cell table:style-name="ce2" office:value-type="float" office:value="531873" calcext:value-type="float">
            <text:p>531873</text:p>
          </table:table-cell>
          <table:table-cell table:style-name="ce2" office:value-type="float" office:value="51.750819" calcext:value-type="float">
            <text:p>51.750819</text:p>
          </table:table-cell>
          <table:table-cell table:style-name="ce2" office:value-type="float" office:value="-0.332568" calcext:value-type="float">
            <text:p>-0.332568</text:p>
          </table:table-cell>
          <table:table-cell table:style-name="ce2" office:value-type="string" calcext:value-type="string">
            <text:p>Town Cent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enturion's Statue</text:p>
          </table:table-cell>
          <table:table-cell table:style-name="ce2" office:value-type="string" calcext:value-type="string">
            <text:p><text:a xlink:href="https://www.pokemongomap.info/gym/centurion-039-s-statue/331067" xlink:type="simple">https://www.pokemongomap.info/gym/centurion-039-s-statue/331067</text:a></text:p>
          </table:table-cell>
          <table:table-cell table:style-name="ce2" office:value-type="string" calcext:value-type="string">
            <text:p>centurion-039-s-statue</text:p>
          </table:table-cell>
          <table:table-cell table:style-name="ce2" office:value-type="float" office:value="331067" calcext:value-type="float">
            <text:p>331067</text:p>
          </table:table-cell>
          <table:table-cell table:style-name="ce2" office:value-type="float" office:value="51.744748" calcext:value-type="float">
            <text:p>51.744748</text:p>
          </table:table-cell>
          <table:table-cell table:style-name="ce2" office:value-type="float" office:value="-0.343752" calcext:value-type="float">
            <text:p>-0.343752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ntrance to Roman Theatre of Verulamium</text:p>
          </table:table-cell>
          <table:table-cell table:style-name="ce2" office:value-type="string" calcext:value-type="string">
            <text:p><text:a xlink:href="https://www.pokemongomap.info/gym/entrance-to-roman-theatre-of-verulamium/525580" xlink:type="simple">https://www.pokemongomap.info/gym/entrance-to-roman-theatre-of-verulamium/525580</text:a></text:p>
          </table:table-cell>
          <table:table-cell table:style-name="ce2" office:value-type="string" calcext:value-type="string">
            <text:p>entrance-to-roman-theatre-of-verulamium</text:p>
          </table:table-cell>
          <table:table-cell table:style-name="ce2" office:value-type="float" office:value="525580" calcext:value-type="float">
            <text:p>525580</text:p>
          </table:table-cell>
          <table:table-cell table:style-name="ce2" office:value-type="float" office:value="51.753717" calcext:value-type="float">
            <text:p>51.753717</text:p>
          </table:table-cell>
          <table:table-cell table:style-name="ce2" office:value-type="float" office:value="-0.356838" calcext:value-type="float">
            <text:p>-0.356838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ower Red Lion</text:p>
          </table:table-cell>
          <table:table-cell table:style-name="ce2" office:value-type="string" calcext:value-type="string">
            <text:p><text:a xlink:href="https://www.pokemongomap.info/gym/lower-red-lion/949362" xlink:type="simple">https://www.pokemongomap.info/gym/lower-red-lion/949362</text:a></text:p>
          </table:table-cell>
          <table:table-cell table:style-name="ce2" office:value-type="string" calcext:value-type="string">
            <text:p>lower-red-lion</text:p>
          </table:table-cell>
          <table:table-cell table:style-name="ce2" office:value-type="float" office:value="949362" calcext:value-type="float">
            <text:p>949362</text:p>
          </table:table-cell>
          <table:table-cell table:style-name="ce2" office:value-type="float" office:value="51.751644" calcext:value-type="float">
            <text:p>51.751644</text:p>
          </table:table-cell>
          <table:table-cell table:style-name="ce2" office:value-type="float" office:value="-0.346395" calcext:value-type="float">
            <text:p>-0.346395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oman Mosaic</text:p>
          </table:table-cell>
          <table:table-cell table:style-name="ce2" office:value-type="string" calcext:value-type="string">
            <text:p><text:a xlink:href="https://www.pokemongomap.info/gym/roman-mosaic/422424" xlink:type="simple">https://www.pokemongomap.info/gym/roman-mosaic/422424</text:a></text:p>
          </table:table-cell>
          <table:table-cell table:style-name="ce2" office:value-type="string" calcext:value-type="string">
            <text:p>roman-mosaic</text:p>
          </table:table-cell>
          <table:table-cell table:style-name="ce2" office:value-type="float" office:value="422424" calcext:value-type="float">
            <text:p>422424</text:p>
          </table:table-cell>
          <table:table-cell table:style-name="ce2" office:value-type="float" office:value="51.749192" calcext:value-type="float">
            <text:p>51.749192</text:p>
          </table:table-cell>
          <table:table-cell table:style-name="ce2" office:value-type="float" office:value="-0.356322" calcext:value-type="float">
            <text:p>-0.356322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int Stephens Church</text:p>
          </table:table-cell>
          <table:table-cell table:style-name="ce2" office:value-type="string" calcext:value-type="string">
            <text:p><text:a xlink:href="https://www.pokemongomap.info/gym/saint-stephens-church/17586" xlink:type="simple">https://www.pokemongomap.info/gym/saint-stephens-church/17586</text:a></text:p>
          </table:table-cell>
          <table:table-cell table:style-name="ce2" office:value-type="string" calcext:value-type="string">
            <text:p>saint-stephens-church</text:p>
          </table:table-cell>
          <table:table-cell table:style-name="ce2" office:value-type="float" office:value="17586" calcext:value-type="float">
            <text:p>17586</text:p>
          </table:table-cell>
          <table:table-cell table:style-name="ce2" office:value-type="float" office:value="51.741742" calcext:value-type="float">
            <text:p>51.741742</text:p>
          </table:table-cell>
          <table:table-cell table:style-name="ce2" office:value-type="float" office:value="-0.348507" calcext:value-type="float">
            <text:p>-0.348507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ix Bells Public House</text:p>
          </table:table-cell>
          <table:table-cell table:style-name="ce2" office:value-type="string" calcext:value-type="string">
            <text:p><text:a xlink:href="https://www.pokemongomap.info/gym/six-bells-public-house/509529" xlink:type="simple">https://www.pokemongomap.info/gym/six-bells-public-house/509529</text:a></text:p>
          </table:table-cell>
          <table:table-cell table:style-name="ce2" office:value-type="string" calcext:value-type="string">
            <text:p>six-bells-public-house</text:p>
          </table:table-cell>
          <table:table-cell table:style-name="ce2" office:value-type="float" office:value="509529" calcext:value-type="float">
            <text:p>509529</text:p>
          </table:table-cell>
          <table:table-cell table:style-name="ce2" office:value-type="float" office:value="51.753713" calcext:value-type="float">
            <text:p>51.753713</text:p>
          </table:table-cell>
          <table:table-cell table:style-name="ce2" office:value-type="float" office:value="-0.354119" calcext:value-type="float">
            <text:p>-0.354119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 Albans West Town Marker</text:p>
          </table:table-cell>
          <table:table-cell table:style-name="ce2" office:value-type="string" calcext:value-type="string">
            <text:p><text:a xlink:href="https://www.pokemongomap.info/gym/st-albans-west-town-marker/71505" xlink:type="simple">https://www.pokemongomap.info/gym/st-albans-west-town-marker/71505</text:a></text:p>
          </table:table-cell>
          <table:table-cell table:style-name="ce2" office:value-type="string" calcext:value-type="string">
            <text:p>st-albans-west-town-marker</text:p>
          </table:table-cell>
          <table:table-cell table:style-name="ce2" office:value-type="float" office:value="71505" calcext:value-type="float">
            <text:p>71505</text:p>
          </table:table-cell>
          <table:table-cell table:style-name="ce2" office:value-type="float" office:value="51.757746" calcext:value-type="float">
            <text:p>51.757746</text:p>
          </table:table-cell>
          <table:table-cell table:style-name="ce2" office:value-type="float" office:value="-0.353942" calcext:value-type="float">
            <text:p>-0.353942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.Stephens Hill Pond</text:p>
          </table:table-cell>
          <table:table-cell table:style-name="ce2" office:value-type="string" calcext:value-type="string">
            <text:p><text:a xlink:href="https://www.pokemongomap.info/gym/st-stephens-hill-pond/204757" xlink:type="simple">https://www.pokemongomap.info/gym/st-stephens-hill-pond/204757</text:a></text:p>
          </table:table-cell>
          <table:table-cell table:style-name="ce2" office:value-type="string" calcext:value-type="string">
            <text:p>st-stephens-hill-pond</text:p>
          </table:table-cell>
          <table:table-cell table:style-name="ce2" office:value-type="float" office:value="204757" calcext:value-type="float">
            <text:p>204757</text:p>
          </table:table-cell>
          <table:table-cell table:style-name="ce2" office:value-type="float" office:value="51.74047" calcext:value-type="float">
            <text:p>51.74047</text:p>
          </table:table-cell>
          <table:table-cell table:style-name="ce2" office:value-type="float" office:value="-0.346413" calcext:value-type="float">
            <text:p>-0.346413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Castle Inn</text:p>
          </table:table-cell>
          <table:table-cell table:style-name="ce2" office:value-type="string" calcext:value-type="string">
            <text:p><text:a xlink:href="https://www.pokemongomap.info/gym/the-castle-inn/151161" xlink:type="simple">https://www.pokemongomap.info/gym/the-castle-inn/151161</text:a></text:p>
          </table:table-cell>
          <table:table-cell table:style-name="ce2" office:value-type="string" calcext:value-type="string">
            <text:p>the-castle-inn</text:p>
          </table:table-cell>
          <table:table-cell table:style-name="ce2" office:value-type="float" office:value="151161" calcext:value-type="float">
            <text:p>151161</text:p>
          </table:table-cell>
          <table:table-cell table:style-name="ce2" office:value-type="float" office:value="51.752203" calcext:value-type="float">
            <text:p>51.752203</text:p>
          </table:table-cell>
          <table:table-cell table:style-name="ce2" office:value-type="float" office:value="-0.338429" calcext:value-type="float">
            <text:p>-0.338429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Cathedral &amp; Abbey Church of Saint Alban</text:p>
          </table:table-cell>
          <table:table-cell table:style-name="ce2" office:value-type="string" calcext:value-type="string">
            <text:p><text:a xlink:href="https://www.pokemongomap.info/gym/the-cathedral-abbey-church-of-saint-alban/43522" xlink:type="simple">https://www.pokemongomap.info/gym/the-cathedral-abbey-church-of-saint-alban/43522</text:a></text:p>
          </table:table-cell>
          <table:table-cell table:style-name="ce2" office:value-type="string" calcext:value-type="string">
            <text:p>the-cathedral-abbey-church-of-saint-alban</text:p>
          </table:table-cell>
          <table:table-cell table:style-name="ce2" office:value-type="float" office:value="43522" calcext:value-type="float">
            <text:p>43522</text:p>
          </table:table-cell>
          <table:table-cell table:style-name="ce2" office:value-type="float" office:value="51.750841" calcext:value-type="float">
            <text:p>51.750841</text:p>
          </table:table-cell>
          <table:table-cell table:style-name="ce2" office:value-type="float" office:value="-0.343518" calcext:value-type="float">
            <text:p>-0.343518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Lioness</text:p>
          </table:table-cell>
          <table:table-cell table:style-name="ce2" office:value-type="string" calcext:value-type="string">
            <text:p><text:a xlink:href="https://www.pokemongomap.info/gym/the-lioness/967264" xlink:type="simple">https://www.pokemongomap.info/gym/the-lioness/967264</text:a></text:p>
          </table:table-cell>
          <table:table-cell table:style-name="ce2" office:value-type="string" calcext:value-type="string">
            <text:p>the-lioness</text:p>
          </table:table-cell>
          <table:table-cell table:style-name="ce2" office:value-type="float" office:value="967264" calcext:value-type="float">
            <text:p>967264</text:p>
          </table:table-cell>
          <table:table-cell table:style-name="ce2" office:value-type="float" office:value="51.743191" calcext:value-type="float">
            <text:p>51.743191</text:p>
          </table:table-cell>
          <table:table-cell table:style-name="ce2" office:value-type="float" office:value="-0.352198" calcext:value-type="float">
            <text:p>-0.352198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London Gate and Roman Wall</text:p>
          </table:table-cell>
          <table:table-cell table:style-name="ce2" office:value-type="string" calcext:value-type="string">
            <text:p><text:a xlink:href="https://www.pokemongomap.info/gym/the-london-gate-and-roman-wall/357026" xlink:type="simple">https://www.pokemongomap.info/gym/the-london-gate-and-roman-wall/357026</text:a></text:p>
          </table:table-cell>
          <table:table-cell table:style-name="ce2" office:value-type="string" calcext:value-type="string">
            <text:p>the-london-gate-and-roman-wall</text:p>
          </table:table-cell>
          <table:table-cell table:style-name="ce2" office:value-type="float" office:value="357026" calcext:value-type="float">
            <text:p>357026</text:p>
          </table:table-cell>
          <table:table-cell table:style-name="ce2" office:value-type="float" office:value="51.747484" calcext:value-type="float">
            <text:p>51.747484</text:p>
          </table:table-cell>
          <table:table-cell table:style-name="ce2" office:value-type="float" office:value="-0.352234" calcext:value-type="float">
            <text:p>-0.352234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Ye Olde Fighting Cocks</text:p>
          </table:table-cell>
          <table:table-cell table:style-name="ce2" office:value-type="string" calcext:value-type="string">
            <text:p><text:a xlink:href="https://www.pokemongomap.info/gym/ye-olde-fighting-cocks/403436" xlink:type="simple">https://www.pokemongomap.info/gym/ye-olde-fighting-cocks/403436</text:a></text:p>
          </table:table-cell>
          <table:table-cell table:style-name="ce2" office:value-type="string" calcext:value-type="string">
            <text:p>ye-olde-fighting-cocks</text:p>
          </table:table-cell>
          <table:table-cell table:style-name="ce2" office:value-type="float" office:value="403436" calcext:value-type="float">
            <text:p>403436</text:p>
          </table:table-cell>
          <table:table-cell table:style-name="ce2" office:value-type="float" office:value="51.748925" calcext:value-type="float">
            <text:p>51.748925</text:p>
          </table:table-cell>
          <table:table-cell table:style-name="ce2" office:value-type="float" office:value="-0.346935" calcext:value-type="float">
            <text:p>-0.346935</text:p>
          </table:table-cell>
          <table:table-cell table:style-name="ce2" office:value-type="string" calcext:value-type="string">
            <text:p>Veralanium&amp;Cathedr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evil's Dyke</text:p>
          </table:table-cell>
          <table:table-cell table:style-name="ce2" office:value-type="string" calcext:value-type="string">
            <text:p><text:a xlink:href="https://www.pokemongomap.info/gym/devil-039-s-dyke/717092" xlink:type="simple">https://www.pokemongomap.info/gym/devil-039-s-dyke/717092</text:a></text:p>
          </table:table-cell>
          <table:table-cell table:style-name="ce2" office:value-type="string" calcext:value-type="string">
            <text:p>devil-039-s-dyke</text:p>
          </table:table-cell>
          <table:table-cell table:style-name="ce2" office:value-type="float" office:value="717092" calcext:value-type="float">
            <text:p>717092</text:p>
          </table:table-cell>
          <table:table-cell table:style-name="ce2" office:value-type="float" office:value="51.808633" calcext:value-type="float">
            <text:p>51.808633</text:p>
          </table:table-cell>
          <table:table-cell table:style-name="ce2" office:value-type="float" office:value="-0.284501" calcext:value-type="float">
            <text:p>-0.284501</text:p>
          </table:table-cell>
          <table:table-cell table:style-name="ce2" office:value-type="string" calcext:value-type="string">
            <text:p>Wheathampste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illdyke Road Play Area</text:p>
          </table:table-cell>
          <table:table-cell table:style-name="ce2" office:value-type="string" calcext:value-type="string">
            <text:p><text:a xlink:href="https://www.pokemongomap.info/gym/hilldyke-road-play-area/7946920" xlink:type="simple">https://www.pokemongomap.info/gym/hilldyke-road-play-area/7946920</text:a></text:p>
          </table:table-cell>
          <table:table-cell table:style-name="ce2" office:value-type="string" calcext:value-type="string">
            <text:p>hilldyke-road-play-area</text:p>
          </table:table-cell>
          <table:table-cell table:style-name="ce2" office:value-type="float" office:value="7946920" calcext:value-type="float">
            <text:p>7946920</text:p>
          </table:table-cell>
          <table:table-cell table:style-name="ce2" office:value-type="float" office:value="51.806228" calcext:value-type="float">
            <text:p>51.806228</text:p>
          </table:table-cell>
          <table:table-cell table:style-name="ce2" office:value-type="float" office:value="-0.29118" calcext:value-type="float">
            <text:p>-0.29118</text:p>
          </table:table-cell>
          <table:table-cell table:style-name="ce2" office:value-type="string" calcext:value-type="string">
            <text:p>Wheathampste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heathampstead Methodist Chapel</text:p>
          </table:table-cell>
          <table:table-cell table:style-name="ce2" office:value-type="string" calcext:value-type="string">
            <text:p><text:a xlink:href="https://www.pokemongomap.info/gym/wheathampstead-methodist-chapel/1099261" xlink:type="simple">https://www.pokemongomap.info/gym/wheathampstead-methodist-chapel/1099261</text:a></text:p>
          </table:table-cell>
          <table:table-cell table:style-name="ce2" office:value-type="string" calcext:value-type="string">
            <text:p>wheathampstead-methodist-chapel</text:p>
          </table:table-cell>
          <table:table-cell table:style-name="ce2" office:value-type="float" office:value="1099261" calcext:value-type="float">
            <text:p>1099261</text:p>
          </table:table-cell>
          <table:table-cell table:style-name="ce2" office:value-type="float" office:value="51.808091" calcext:value-type="float">
            <text:p>51.808091</text:p>
          </table:table-cell>
          <table:table-cell table:style-name="ce2" office:value-type="float" office:value="-0.294378" calcext:value-type="float">
            <text:p>-0.294378</text:p>
          </table:table-cell>
          <table:table-cell table:style-name="ce2" office:value-type="string" calcext:value-type="string">
            <text:p>Wheathampste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heathampstead Sign</text:p>
          </table:table-cell>
          <table:table-cell table:style-name="ce2" office:value-type="string" calcext:value-type="string">
            <text:p><text:a xlink:href="https://www.pokemongomap.info/gym/wheathampstead-sign/7947447" xlink:type="simple">https://www.pokemongomap.info/gym/wheathampstead-sign/7947447</text:a></text:p>
          </table:table-cell>
          <table:table-cell table:style-name="ce2" office:value-type="string" calcext:value-type="string">
            <text:p>wheathampstead-sign</text:p>
          </table:table-cell>
          <table:table-cell table:style-name="ce2" office:value-type="float" office:value="7947447" calcext:value-type="float">
            <text:p>7947447</text:p>
          </table:table-cell>
          <table:table-cell table:style-name="ce2" office:value-type="float" office:value="51.813842" calcext:value-type="float">
            <text:p>51.813842</text:p>
          </table:table-cell>
          <table:table-cell table:style-name="ce2" office:value-type="float" office:value="-0.293118" calcext:value-type="float">
            <text:p>-0.293118</text:p>
          </table:table-cell>
          <table:table-cell table:style-name="ce2" office:value-type="string" calcext:value-type="string">
            <text:p>Wheathampstead</text:p>
          </table:table-cell>
          <table:table-cell table:number-columns-repeated="1017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20:40:48.896649634</meta:creation-date>
    <dc:date>2017-07-31T20:46:05.151705737</dc:date>
    <meta:editing-duration>PT5M17S</meta:editing-duration>
    <meta:editing-cycles>1</meta:editing-cycles>
    <meta:document-statistic meta:table-count="1" meta:cell-count="1113" meta:object-count="0"/>
    <meta:generator>LibreOffice/5.1.6.2$Linux_X86_64 LibreOffice_project/10m0$Build-2</meta:generator>
  </office:meta>
</office:document-meta>
</file>